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0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118in"/>
    </style:style>
    <style:style style:name="co4" style:family="table-column">
      <style:table-column-properties fo:break-before="auto" style:column-width="2.5835in"/>
    </style:style>
    <style:style style:name="co5" style:family="table-column">
      <style:table-column-properties fo:break-before="auto" style:column-width="0.361in"/>
    </style:style>
    <style:style style:name="co6" style:family="table-column">
      <style:table-column-properties fo:break-before="auto" style:column-width="0.3717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Afghan</text:p>
          </table:table-cell>
          <table:table-cell table:formula="of:=CONCATENATE(&quot;('&quot;;[.A1];&quot;',NOW()),&quot;)" office:value-type="string" office:string-value="('Afghan',NOW()),">
            <text:p>('Afghan',NOW()),</text:p>
          </table:table-cell>
        </table:table-row>
        <table:table-row table:style-name="ro1">
          <table:table-cell office:value-type="string">
            <text:p>African</text:p>
          </table:table-cell>
          <table:table-cell table:formula="of:=CONCATENATE(&quot;('&quot;;[.A2];&quot;',NOW()),&quot;)" office:value-type="string" office:string-value="('African',NOW()),">
            <text:p>('African',NOW()),</text:p>
          </table:table-cell>
        </table:table-row>
        <table:table-row table:style-name="ro1">
          <table:table-cell office:value-type="string">
            <text:p>American (New)</text:p>
          </table:table-cell>
          <table:table-cell table:formula="of:=CONCATENATE(&quot;('&quot;;[.A3];&quot;',NOW()),&quot;)" office:value-type="string" office:string-value="('American (New)',NOW()),">
            <text:p>('American (New)',NOW()),</text:p>
          </table:table-cell>
        </table:table-row>
        <table:table-row table:style-name="ro1">
          <table:table-cell office:value-type="string">
            <text:p>American (Traditional)</text:p>
          </table:table-cell>
          <table:table-cell table:formula="of:=CONCATENATE(&quot;('&quot;;[.A4];&quot;',NOW()),&quot;)" office:value-type="string" office:string-value="('American (Traditional)',NOW()),">
            <text:p>('American (Traditional)',NOW()),</text:p>
          </table:table-cell>
        </table:table-row>
        <table:table-row table:style-name="ro1">
          <table:table-cell office:value-type="string">
            <text:p>Arabian</text:p>
          </table:table-cell>
          <table:table-cell table:formula="of:=CONCATENATE(&quot;('&quot;;[.A5];&quot;',NOW()),&quot;)" office:value-type="string" office:string-value="('Arabian',NOW()),">
            <text:p>('Arabian',NOW()),</text:p>
          </table:table-cell>
        </table:table-row>
        <table:table-row table:style-name="ro1">
          <table:table-cell office:value-type="string">
            <text:p>Argentine</text:p>
          </table:table-cell>
          <table:table-cell table:formula="of:=CONCATENATE(&quot;('&quot;;[.A6];&quot;',NOW()),&quot;)" office:value-type="string" office:string-value="('Argentine',NOW()),">
            <text:p>('Argentine',NOW()),</text:p>
          </table:table-cell>
        </table:table-row>
        <table:table-row table:style-name="ro1">
          <table:table-cell office:value-type="string">
            <text:p>Armenian</text:p>
          </table:table-cell>
          <table:table-cell table:formula="of:=CONCATENATE(&quot;('&quot;;[.A7];&quot;',NOW()),&quot;)" office:value-type="string" office:string-value="('Armenian',NOW()),">
            <text:p>('Armenian',NOW()),</text:p>
          </table:table-cell>
        </table:table-row>
        <table:table-row table:style-name="ro1">
          <table:table-cell office:value-type="string">
            <text:p>Asian Fusion</text:p>
          </table:table-cell>
          <table:table-cell table:formula="of:=CONCATENATE(&quot;('&quot;;[.A8];&quot;',NOW()),&quot;)" office:value-type="string" office:string-value="('Asian Fusion',NOW()),">
            <text:p>('Asian Fusion',NOW()),</text:p>
          </table:table-cell>
        </table:table-row>
        <table:table-row table:style-name="ro1">
          <table:table-cell office:value-type="string">
            <text:p>Australian</text:p>
          </table:table-cell>
          <table:table-cell table:formula="of:=CONCATENATE(&quot;('&quot;;[.A9];&quot;',NOW()),&quot;)" office:value-type="string" office:string-value="('Australian',NOW()),">
            <text:p>('Australian',NOW()),</text:p>
          </table:table-cell>
        </table:table-row>
        <table:table-row table:style-name="ro1">
          <table:table-cell office:value-type="string">
            <text:p>Austrian</text:p>
          </table:table-cell>
          <table:table-cell table:formula="of:=CONCATENATE(&quot;('&quot;;[.A10];&quot;',NOW()),&quot;)" office:value-type="string" office:string-value="('Austrian',NOW()),">
            <text:p>('Austrian',NOW()),</text:p>
          </table:table-cell>
        </table:table-row>
        <table:table-row table:style-name="ro1">
          <table:table-cell office:value-type="string">
            <text:p>Bangladeshi</text:p>
          </table:table-cell>
          <table:table-cell table:formula="of:=CONCATENATE(&quot;('&quot;;[.A11];&quot;',NOW()),&quot;)" office:value-type="string" office:string-value="('Bangladeshi',NOW()),">
            <text:p>('Bangladeshi',NOW()),</text:p>
          </table:table-cell>
        </table:table-row>
        <table:table-row table:style-name="ro1">
          <table:table-cell office:value-type="string">
            <text:p>Barbeque</text:p>
          </table:table-cell>
          <table:table-cell table:formula="of:=CONCATENATE(&quot;('&quot;;[.A12];&quot;',NOW()),&quot;)" office:value-type="string" office:string-value="('Barbeque',NOW()),">
            <text:p>('Barbeque',NOW()),</text:p>
          </table:table-cell>
        </table:table-row>
        <table:table-row table:style-name="ro1">
          <table:table-cell office:value-type="string">
            <text:p>Basque</text:p>
          </table:table-cell>
          <table:table-cell table:formula="of:=CONCATENATE(&quot;('&quot;;[.A13];&quot;',NOW()),&quot;)" office:value-type="string" office:string-value="('Basque',NOW()),">
            <text:p>('Basque',NOW()),</text:p>
          </table:table-cell>
        </table:table-row>
        <table:table-row table:style-name="ro1">
          <table:table-cell office:value-type="string">
            <text:p>Belgian</text:p>
          </table:table-cell>
          <table:table-cell table:formula="of:=CONCATENATE(&quot;('&quot;;[.A14];&quot;',NOW()),&quot;)" office:value-type="string" office:string-value="('Belgian',NOW()),">
            <text:p>('Belgian',NOW()),</text:p>
          </table:table-cell>
        </table:table-row>
        <table:table-row table:style-name="ro1">
          <table:table-cell office:value-type="string">
            <text:p>Brasseries</text:p>
          </table:table-cell>
          <table:table-cell table:formula="of:=CONCATENATE(&quot;('&quot;;[.A15];&quot;',NOW()),&quot;)" office:value-type="string" office:string-value="('Brasseries',NOW()),">
            <text:p>('Brasseries',NOW()),</text:p>
          </table:table-cell>
        </table:table-row>
        <table:table-row table:style-name="ro1">
          <table:table-cell office:value-type="string">
            <text:p>Brazilian</text:p>
          </table:table-cell>
          <table:table-cell table:formula="of:=CONCATENATE(&quot;('&quot;;[.A16];&quot;',NOW()),&quot;)" office:value-type="string" office:string-value="('Brazilian',NOW()),">
            <text:p>('Brazilian',NOW()),</text:p>
          </table:table-cell>
        </table:table-row>
        <table:table-row table:style-name="ro1">
          <table:table-cell office:value-type="string">
            <text:p>Breakfast &amp; Brunch</text:p>
          </table:table-cell>
          <table:table-cell table:formula="of:=CONCATENATE(&quot;('&quot;;[.A17];&quot;',NOW()),&quot;)" office:value-type="string" office:string-value="('Breakfast &amp; Brunch',NOW()),">
            <text:p>('Breakfast &amp; Brunch',NOW()),</text:p>
          </table:table-cell>
        </table:table-row>
        <table:table-row table:style-name="ro1">
          <table:table-cell office:value-type="string">
            <text:p>British</text:p>
          </table:table-cell>
          <table:table-cell table:formula="of:=CONCATENATE(&quot;('&quot;;[.A18];&quot;',NOW()),&quot;)" office:value-type="string" office:string-value="('British',NOW()),">
            <text:p>('British',NOW()),</text:p>
          </table:table-cell>
        </table:table-row>
        <table:table-row table:style-name="ro1">
          <table:table-cell office:value-type="string">
            <text:p>Buffets</text:p>
          </table:table-cell>
          <table:table-cell table:formula="of:=CONCATENATE(&quot;('&quot;;[.A19];&quot;',NOW()),&quot;)" office:value-type="string" office:string-value="('Buffets',NOW()),">
            <text:p>('Buffets',NOW()),</text:p>
          </table:table-cell>
        </table:table-row>
        <table:table-row table:style-name="ro1">
          <table:table-cell office:value-type="string">
            <text:p>Burgers</text:p>
          </table:table-cell>
          <table:table-cell table:formula="of:=CONCATENATE(&quot;('&quot;;[.A20];&quot;',NOW()),&quot;)" office:value-type="string" office:string-value="('Burgers',NOW()),">
            <text:p>('Burgers',NOW()),</text:p>
          </table:table-cell>
        </table:table-row>
        <table:table-row table:style-name="ro1">
          <table:table-cell office:value-type="string">
            <text:p>Burmese</text:p>
          </table:table-cell>
          <table:table-cell table:formula="of:=CONCATENATE(&quot;('&quot;;[.A21];&quot;',NOW()),&quot;)" office:value-type="string" office:string-value="('Burmese',NOW()),">
            <text:p>('Burmese',NOW()),</text:p>
          </table:table-cell>
        </table:table-row>
        <table:table-row table:style-name="ro1">
          <table:table-cell office:value-type="string">
            <text:p>Cafes</text:p>
          </table:table-cell>
          <table:table-cell table:formula="of:=CONCATENATE(&quot;('&quot;;[.A22];&quot;',NOW()),&quot;)" office:value-type="string" office:string-value="('Cafes',NOW()),">
            <text:p>('Cafes',NOW()),</text:p>
          </table:table-cell>
        </table:table-row>
        <table:table-row table:style-name="ro1">
          <table:table-cell office:value-type="string">
            <text:p>Cafeteria</text:p>
          </table:table-cell>
          <table:table-cell table:formula="of:=CONCATENATE(&quot;('&quot;;[.A23];&quot;',NOW()),&quot;)" office:value-type="string" office:string-value="('Cafeteria',NOW()),">
            <text:p>('Cafeteria',NOW()),</text:p>
          </table:table-cell>
        </table:table-row>
        <table:table-row table:style-name="ro1">
          <table:table-cell office:value-type="string">
            <text:p>Cajun/Creole</text:p>
          </table:table-cell>
          <table:table-cell table:formula="of:=CONCATENATE(&quot;('&quot;;[.A24];&quot;',NOW()),&quot;)" office:value-type="string" office:string-value="('Cajun/Creole',NOW()),">
            <text:p>('Cajun/Creole',NOW()),</text:p>
          </table:table-cell>
        </table:table-row>
        <table:table-row table:style-name="ro1">
          <table:table-cell office:value-type="string">
            <text:p>Calabrian</text:p>
          </table:table-cell>
          <table:table-cell table:formula="of:=CONCATENATE(&quot;('&quot;;[.A25];&quot;',NOW()),&quot;)" office:value-type="string" office:string-value="('Calabrian',NOW()),">
            <text:p>('Calabrian',NOW()),</text:p>
          </table:table-cell>
        </table:table-row>
        <table:table-row table:style-name="ro1">
          <table:table-cell office:value-type="string">
            <text:p>Cambodian</text:p>
          </table:table-cell>
          <table:table-cell table:formula="of:=CONCATENATE(&quot;('&quot;;[.A26];&quot;',NOW()),&quot;)" office:value-type="string" office:string-value="('Cambodian',NOW()),">
            <text:p>('Cambodian',NOW()),</text:p>
          </table:table-cell>
        </table:table-row>
        <table:table-row table:style-name="ro1">
          <table:table-cell office:value-type="string">
            <text:p>Cantonese</text:p>
          </table:table-cell>
          <table:table-cell table:formula="of:=CONCATENATE(&quot;('&quot;;[.A27];&quot;',NOW()),&quot;)" office:value-type="string" office:string-value="('Cantonese',NOW()),">
            <text:p>('Cantonese',NOW()),</text:p>
          </table:table-cell>
        </table:table-row>
        <table:table-row table:style-name="ro1">
          <table:table-cell office:value-type="string">
            <text:p>Caribbean</text:p>
          </table:table-cell>
          <table:table-cell table:formula="of:=CONCATENATE(&quot;('&quot;;[.A28];&quot;',NOW()),&quot;)" office:value-type="string" office:string-value="('Caribbean',NOW()),">
            <text:p>('Caribbean',NOW()),</text:p>
          </table:table-cell>
        </table:table-row>
        <table:table-row table:style-name="ro1">
          <table:table-cell office:value-type="string">
            <text:p>Catalan</text:p>
          </table:table-cell>
          <table:table-cell table:formula="of:=CONCATENATE(&quot;('&quot;;[.A29];&quot;',NOW()),&quot;)" office:value-type="string" office:string-value="('Catalan',NOW()),">
            <text:p>('Catalan',NOW()),</text:p>
          </table:table-cell>
        </table:table-row>
        <table:table-row table:style-name="ro1">
          <table:table-cell office:value-type="string">
            <text:p>Cheesesteaks</text:p>
          </table:table-cell>
          <table:table-cell table:formula="of:=CONCATENATE(&quot;('&quot;;[.A30];&quot;',NOW()),&quot;)" office:value-type="string" office:string-value="('Cheesesteaks',NOW()),">
            <text:p>('Cheesesteaks',NOW()),</text:p>
          </table:table-cell>
        </table:table-row>
        <table:table-row table:style-name="ro1">
          <table:table-cell office:value-type="string">
            <text:p>Chicken Shop</text:p>
          </table:table-cell>
          <table:table-cell table:formula="of:=CONCATENATE(&quot;('&quot;;[.A31];&quot;',NOW()),&quot;)" office:value-type="string" office:string-value="('Chicken Shop',NOW()),">
            <text:p>('Chicken Shop',NOW()),</text:p>
          </table:table-cell>
        </table:table-row>
        <table:table-row table:style-name="ro1">
          <table:table-cell office:value-type="string">
            <text:p>Chicken Wings</text:p>
          </table:table-cell>
          <table:table-cell table:formula="of:=CONCATENATE(&quot;('&quot;;[.A32];&quot;',NOW()),&quot;)" office:value-type="string" office:string-value="('Chicken Wings',NOW()),">
            <text:p>('Chicken Wings',NOW()),</text:p>
          </table:table-cell>
        </table:table-row>
        <table:table-row table:style-name="ro1">
          <table:table-cell office:value-type="string">
            <text:p>Chinese</text:p>
          </table:table-cell>
          <table:table-cell table:formula="of:=CONCATENATE(&quot;('&quot;;[.A33];&quot;',NOW()),&quot;)" office:value-type="string" office:string-value="('Chinese',NOW()),">
            <text:p>('Chinese',NOW()),</text:p>
          </table:table-cell>
        </table:table-row>
        <table:table-row table:style-name="ro1">
          <table:table-cell office:value-type="string">
            <text:p>Colombian</text:p>
          </table:table-cell>
          <table:table-cell table:formula="of:=CONCATENATE(&quot;('&quot;;[.A34];&quot;',NOW()),&quot;)" office:value-type="string" office:string-value="('Colombian',NOW()),">
            <text:p>('Colombian',NOW()),</text:p>
          </table:table-cell>
        </table:table-row>
        <table:table-row table:style-name="ro1">
          <table:table-cell office:value-type="string">
            <text:p>Comfort Food</text:p>
          </table:table-cell>
          <table:table-cell table:formula="of:=CONCATENATE(&quot;('&quot;;[.A35];&quot;',NOW()),&quot;)" office:value-type="string" office:string-value="('Comfort Food',NOW()),">
            <text:p>('Comfort Food',NOW()),</text:p>
          </table:table-cell>
        </table:table-row>
        <table:table-row table:style-name="ro1">
          <table:table-cell office:value-type="string">
            <text:p>Creperies</text:p>
          </table:table-cell>
          <table:table-cell table:formula="of:=CONCATENATE(&quot;('&quot;;[.A36];&quot;',NOW()),&quot;)" office:value-type="string" office:string-value="('Creperies',NOW()),">
            <text:p>('Creperies',NOW()),</text:p>
          </table:table-cell>
        </table:table-row>
        <table:table-row table:style-name="ro1">
          <table:table-cell office:value-type="string">
            <text:p>Cuban</text:p>
          </table:table-cell>
          <table:table-cell table:formula="of:=CONCATENATE(&quot;('&quot;;[.A37];&quot;',NOW()),&quot;)" office:value-type="string" office:string-value="('Cuban',NOW()),">
            <text:p>('Cuban',NOW()),</text:p>
          </table:table-cell>
        </table:table-row>
        <table:table-row table:style-name="ro1">
          <table:table-cell office:value-type="string">
            <text:p>Czech</text:p>
          </table:table-cell>
          <table:table-cell table:formula="of:=CONCATENATE(&quot;('&quot;;[.A38];&quot;',NOW()),&quot;)" office:value-type="string" office:string-value="('Czech',NOW()),">
            <text:p>('Czech',NOW()),</text:p>
          </table:table-cell>
        </table:table-row>
        <table:table-row table:style-name="ro1">
          <table:table-cell office:value-type="string">
            <text:p>Delis</text:p>
          </table:table-cell>
          <table:table-cell table:formula="of:=CONCATENATE(&quot;('&quot;;[.A39];&quot;',NOW()),&quot;)" office:value-type="string" office:string-value="('Delis',NOW()),">
            <text:p>('Delis',NOW()),</text:p>
          </table:table-cell>
        </table:table-row>
        <table:table-row table:style-name="ro1">
          <table:table-cell office:value-type="string">
            <text:p>Dim Sum</text:p>
          </table:table-cell>
          <table:table-cell table:formula="of:=CONCATENATE(&quot;('&quot;;[.A40];&quot;',NOW()),&quot;)" office:value-type="string" office:string-value="('Dim Sum',NOW()),">
            <text:p>('Dim Sum',NOW()),</text:p>
          </table:table-cell>
        </table:table-row>
        <table:table-row table:style-name="ro1">
          <table:table-cell office:value-type="string">
            <text:p>Diners</text:p>
          </table:table-cell>
          <table:table-cell table:formula="of:=CONCATENATE(&quot;('&quot;;[.A41];&quot;',NOW()),&quot;)" office:value-type="string" office:string-value="('Diners',NOW()),">
            <text:p>('Diners',NOW()),</text:p>
          </table:table-cell>
        </table:table-row>
        <table:table-row table:style-name="ro1">
          <table:table-cell office:value-type="string">
            <text:p>Dominican</text:p>
          </table:table-cell>
          <table:table-cell table:formula="of:=CONCATENATE(&quot;('&quot;;[.A42];&quot;',NOW()),&quot;)" office:value-type="string" office:string-value="('Dominican',NOW()),">
            <text:p>('Dominican',NOW()),</text:p>
          </table:table-cell>
        </table:table-row>
        <table:table-row table:style-name="ro1">
          <table:table-cell office:value-type="string">
            <text:p>Egyptian</text:p>
          </table:table-cell>
          <table:table-cell table:formula="of:=CONCATENATE(&quot;('&quot;;[.A43];&quot;',NOW()),&quot;)" office:value-type="string" office:string-value="('Egyptian',NOW()),">
            <text:p>('Egyptian',NOW()),</text:p>
          </table:table-cell>
        </table:table-row>
        <table:table-row table:style-name="ro1">
          <table:table-cell office:value-type="string">
            <text:p>Ethiopian</text:p>
          </table:table-cell>
          <table:table-cell table:formula="of:=CONCATENATE(&quot;('&quot;;[.A44];&quot;',NOW()),&quot;)" office:value-type="string" office:string-value="('Ethiopian',NOW()),">
            <text:p>('Ethiopian',NOW()),</text:p>
          </table:table-cell>
        </table:table-row>
        <table:table-row table:style-name="ro1">
          <table:table-cell office:value-type="string">
            <text:p>Falafel</text:p>
          </table:table-cell>
          <table:table-cell table:formula="of:=CONCATENATE(&quot;('&quot;;[.A45];&quot;',NOW()),&quot;)" office:value-type="string" office:string-value="('Falafel',NOW()),">
            <text:p>('Falafel',NOW()),</text:p>
          </table:table-cell>
        </table:table-row>
        <table:table-row table:style-name="ro1">
          <table:table-cell office:value-type="string">
            <text:p>Fast Food</text:p>
          </table:table-cell>
          <table:table-cell table:formula="of:=CONCATENATE(&quot;('&quot;;[.A46];&quot;',NOW()),&quot;)" office:value-type="string" office:string-value="('Fast Food',NOW()),">
            <text:p>('Fast Food',NOW()),</text:p>
          </table:table-cell>
        </table:table-row>
        <table:table-row table:style-name="ro1">
          <table:table-cell office:value-type="string">
            <text:p>Filipino</text:p>
          </table:table-cell>
          <table:table-cell table:formula="of:=CONCATENATE(&quot;('&quot;;[.A47];&quot;',NOW()),&quot;)" office:value-type="string" office:string-value="('Filipino',NOW()),">
            <text:p>('Filipino',NOW()),</text:p>
          </table:table-cell>
        </table:table-row>
        <table:table-row table:style-name="ro1">
          <table:table-cell office:value-type="string">
            <text:p>Fish &amp; Chips</text:p>
          </table:table-cell>
          <table:table-cell table:formula="of:=CONCATENATE(&quot;('&quot;;[.A48];&quot;',NOW()),&quot;)" office:value-type="string" office:string-value="('Fish &amp; Chips',NOW()),">
            <text:p>('Fish &amp; Chips',NOW()),</text:p>
          </table:table-cell>
        </table:table-row>
        <table:table-row table:style-name="ro1">
          <table:table-cell office:value-type="string">
            <text:p>Fondue</text:p>
          </table:table-cell>
          <table:table-cell table:formula="of:=CONCATENATE(&quot;('&quot;;[.A49];&quot;',NOW()),&quot;)" office:value-type="string" office:string-value="('Fondue',NOW()),">
            <text:p>('Fondue',NOW()),</text:p>
          </table:table-cell>
        </table:table-row>
        <table:table-row table:style-name="ro1">
          <table:table-cell office:value-type="string">
            <text:p>Food Court</text:p>
          </table:table-cell>
          <table:table-cell table:formula="of:=CONCATENATE(&quot;('&quot;;[.A50];&quot;',NOW()),&quot;)" office:value-type="string" office:string-value="('Food Court',NOW()),">
            <text:p>('Food Court',NOW()),</text:p>
          </table:table-cell>
        </table:table-row>
        <table:table-row table:style-name="ro1">
          <table:table-cell office:value-type="string">
            <text:p>Food Stands</text:p>
          </table:table-cell>
          <table:table-cell table:formula="of:=CONCATENATE(&quot;('&quot;;[.A51];&quot;',NOW()),&quot;)" office:value-type="string" office:string-value="('Food Stands',NOW()),">
            <text:p>('Food Stands',NOW()),</text:p>
          </table:table-cell>
        </table:table-row>
        <table:table-row table:style-name="ro1">
          <table:table-cell office:value-type="string">
            <text:p>French</text:p>
          </table:table-cell>
          <table:table-cell table:formula="of:=CONCATENATE(&quot;('&quot;;[.A52];&quot;',NOW()),&quot;)" office:value-type="string" office:string-value="('French',NOW()),">
            <text:p>('French',NOW()),</text:p>
          </table:table-cell>
        </table:table-row>
        <table:table-row table:style-name="ro1">
          <table:table-cell office:value-type="string">
            <text:p>Gastropubs</text:p>
          </table:table-cell>
          <table:table-cell table:formula="of:=CONCATENATE(&quot;('&quot;;[.A53];&quot;',NOW()),&quot;)" office:value-type="string" office:string-value="('Gastropubs',NOW()),">
            <text:p>('Gastropubs',NOW()),</text:p>
          </table:table-cell>
        </table:table-row>
        <table:table-row table:style-name="ro1">
          <table:table-cell office:value-type="string">
            <text:p>German</text:p>
          </table:table-cell>
          <table:table-cell table:formula="of:=CONCATENATE(&quot;('&quot;;[.A54];&quot;',NOW()),&quot;)" office:value-type="string" office:string-value="('German',NOW()),">
            <text:p>('German',NOW()),</text:p>
          </table:table-cell>
        </table:table-row>
        <table:table-row table:style-name="ro1">
          <table:table-cell office:value-type="string">
            <text:p>Gluten-Free</text:p>
          </table:table-cell>
          <table:table-cell table:formula="of:=CONCATENATE(&quot;('&quot;;[.A55];&quot;',NOW()),&quot;)" office:value-type="string" office:string-value="('Gluten-Free',NOW()),">
            <text:p>('Gluten-Free',NOW()),</text:p>
          </table:table-cell>
        </table:table-row>
        <table:table-row table:style-name="ro1">
          <table:table-cell office:value-type="string">
            <text:p>Greek</text:p>
          </table:table-cell>
          <table:table-cell table:formula="of:=CONCATENATE(&quot;('&quot;;[.A56];&quot;',NOW()),&quot;)" office:value-type="string" office:string-value="('Greek',NOW()),">
            <text:p>('Greek',NOW()),</text:p>
          </table:table-cell>
        </table:table-row>
        <table:table-row table:style-name="ro1">
          <table:table-cell office:value-type="string">
            <text:p>Haitian</text:p>
          </table:table-cell>
          <table:table-cell table:formula="of:=CONCATENATE(&quot;('&quot;;[.A57];&quot;',NOW()),&quot;)" office:value-type="string" office:string-value="('Haitian',NOW()),">
            <text:p>('Haitian',NOW()),</text:p>
          </table:table-cell>
        </table:table-row>
        <table:table-row table:style-name="ro1">
          <table:table-cell office:value-type="string">
            <text:p>Halal</text:p>
          </table:table-cell>
          <table:table-cell table:formula="of:=CONCATENATE(&quot;('&quot;;[.A58];&quot;',NOW()),&quot;)" office:value-type="string" office:string-value="('Halal',NOW()),">
            <text:p>('Halal',NOW()),</text:p>
          </table:table-cell>
        </table:table-row>
        <table:table-row table:style-name="ro1">
          <table:table-cell office:value-type="string">
            <text:p>Hawaiian</text:p>
          </table:table-cell>
          <table:table-cell table:formula="of:=CONCATENATE(&quot;('&quot;;[.A59];&quot;',NOW()),&quot;)" office:value-type="string" office:string-value="('Hawaiian',NOW()),">
            <text:p>('Hawaiian',NOW()),</text:p>
          </table:table-cell>
        </table:table-row>
        <table:table-row table:style-name="ro1">
          <table:table-cell office:value-type="string">
            <text:p>Himalayan/Nepalese</text:p>
          </table:table-cell>
          <table:table-cell table:formula="of:=CONCATENATE(&quot;('&quot;;[.A60];&quot;',NOW()),&quot;)" office:value-type="string" office:string-value="('Himalayan/Nepalese',NOW()),">
            <text:p>('Himalayan/Nepalese',NOW()),</text:p>
          </table:table-cell>
        </table:table-row>
        <table:table-row table:style-name="ro1">
          <table:table-cell office:value-type="string">
            <text:p>Hot Dogs</text:p>
          </table:table-cell>
          <table:table-cell table:formula="of:=CONCATENATE(&quot;('&quot;;[.A61];&quot;',NOW()),&quot;)" office:value-type="string" office:string-value="('Hot Dogs',NOW()),">
            <text:p>('Hot Dogs',NOW()),</text:p>
          </table:table-cell>
        </table:table-row>
        <table:table-row table:style-name="ro1">
          <table:table-cell office:value-type="string">
            <text:p>Hot Pot</text:p>
          </table:table-cell>
          <table:table-cell table:formula="of:=CONCATENATE(&quot;('&quot;;[.A62];&quot;',NOW()),&quot;)" office:value-type="string" office:string-value="('Hot Pot',NOW()),">
            <text:p>('Hot Pot',NOW()),</text:p>
          </table:table-cell>
        </table:table-row>
        <table:table-row table:style-name="ro1">
          <table:table-cell office:value-type="string">
            <text:p>Hungarian</text:p>
          </table:table-cell>
          <table:table-cell table:formula="of:=CONCATENATE(&quot;('&quot;;[.A63];&quot;',NOW()),&quot;)" office:value-type="string" office:string-value="('Hungarian',NOW()),">
            <text:p>('Hungarian',NOW()),</text:p>
          </table:table-cell>
        </table:table-row>
        <table:table-row table:style-name="ro1">
          <table:table-cell office:value-type="string">
            <text:p>Iberian</text:p>
          </table:table-cell>
          <table:table-cell table:formula="of:=CONCATENATE(&quot;('&quot;;[.A64];&quot;',NOW()),&quot;)" office:value-type="string" office:string-value="('Iberian',NOW()),">
            <text:p>('Iberian',NOW()),</text:p>
          </table:table-cell>
        </table:table-row>
        <table:table-row table:style-name="ro1">
          <table:table-cell office:value-type="string">
            <text:p>Indian</text:p>
          </table:table-cell>
          <table:table-cell table:formula="of:=CONCATENATE(&quot;('&quot;;[.A65];&quot;',NOW()),&quot;)" office:value-type="string" office:string-value="('Indian',NOW()),">
            <text:p>('Indian',NOW()),</text:p>
          </table:table-cell>
        </table:table-row>
        <table:table-row table:style-name="ro1">
          <table:table-cell office:value-type="string">
            <text:p>Indonesian</text:p>
          </table:table-cell>
          <table:table-cell table:formula="of:=CONCATENATE(&quot;('&quot;;[.A66];&quot;',NOW()),&quot;)" office:value-type="string" office:string-value="('Indonesian',NOW()),">
            <text:p>('Indonesian',NOW()),</text:p>
          </table:table-cell>
        </table:table-row>
        <table:table-row table:style-name="ro1">
          <table:table-cell office:value-type="string">
            <text:p>Irish</text:p>
          </table:table-cell>
          <table:table-cell table:formula="of:=CONCATENATE(&quot;('&quot;;[.A67];&quot;',NOW()),&quot;)" office:value-type="string" office:string-value="('Irish',NOW()),">
            <text:p>('Irish',NOW()),</text:p>
          </table:table-cell>
        </table:table-row>
        <table:table-row table:style-name="ro1">
          <table:table-cell office:value-type="string">
            <text:p>Italian</text:p>
          </table:table-cell>
          <table:table-cell table:formula="of:=CONCATENATE(&quot;('&quot;;[.A68];&quot;',NOW()),&quot;)" office:value-type="string" office:string-value="('Italian',NOW()),">
            <text:p>('Italian',NOW()),</text:p>
          </table:table-cell>
        </table:table-row>
        <table:table-row table:style-name="ro1">
          <table:table-cell office:value-type="string">
            <text:p>Japanese</text:p>
          </table:table-cell>
          <table:table-cell table:formula="of:=CONCATENATE(&quot;('&quot;;[.A69];&quot;',NOW()),&quot;)" office:value-type="string" office:string-value="('Japanese',NOW()),">
            <text:p>('Japanese',NOW()),</text:p>
          </table:table-cell>
        </table:table-row>
        <table:table-row table:style-name="ro1">
          <table:table-cell office:value-type="string">
            <text:p>Korean</text:p>
          </table:table-cell>
          <table:table-cell table:formula="of:=CONCATENATE(&quot;('&quot;;[.A70];&quot;',NOW()),&quot;)" office:value-type="string" office:string-value="('Korean',NOW()),">
            <text:p>('Korean',NOW()),</text:p>
          </table:table-cell>
        </table:table-row>
        <table:table-row table:style-name="ro1">
          <table:table-cell office:value-type="string">
            <text:p>Kosher</text:p>
          </table:table-cell>
          <table:table-cell table:formula="of:=CONCATENATE(&quot;('&quot;;[.A71];&quot;',NOW()),&quot;)" office:value-type="string" office:string-value="('Kosher',NOW()),">
            <text:p>('Kosher',NOW()),</text:p>
          </table:table-cell>
        </table:table-row>
        <table:table-row table:style-name="ro1">
          <table:table-cell office:value-type="string">
            <text:p>Laotian</text:p>
          </table:table-cell>
          <table:table-cell table:formula="of:=CONCATENATE(&quot;('&quot;;[.A72];&quot;',NOW()),&quot;)" office:value-type="string" office:string-value="('Laotian',NOW()),">
            <text:p>('Laotian',NOW()),</text:p>
          </table:table-cell>
        </table:table-row>
        <table:table-row table:style-name="ro1">
          <table:table-cell office:value-type="string">
            <text:p>Latin American</text:p>
          </table:table-cell>
          <table:table-cell table:formula="of:=CONCATENATE(&quot;('&quot;;[.A73];&quot;',NOW()),&quot;)" office:value-type="string" office:string-value="('Latin American',NOW()),">
            <text:p>('Latin American',NOW()),</text:p>
          </table:table-cell>
        </table:table-row>
        <table:table-row table:style-name="ro1">
          <table:table-cell office:value-type="string">
            <text:p>Lebanese</text:p>
          </table:table-cell>
          <table:table-cell table:formula="of:=CONCATENATE(&quot;('&quot;;[.A74];&quot;',NOW()),&quot;)" office:value-type="string" office:string-value="('Lebanese',NOW()),">
            <text:p>('Lebanese',NOW()),</text:p>
          </table:table-cell>
        </table:table-row>
        <table:table-row table:style-name="ro1">
          <table:table-cell office:value-type="string">
            <text:p>Live/Raw Food</text:p>
          </table:table-cell>
          <table:table-cell table:formula="of:=CONCATENATE(&quot;('&quot;;[.A75];&quot;',NOW()),&quot;)" office:value-type="string" office:string-value="('Live/Raw Food',NOW()),">
            <text:p>('Live/Raw Food',NOW()),</text:p>
          </table:table-cell>
        </table:table-row>
        <table:table-row table:style-name="ro1">
          <table:table-cell office:value-type="string">
            <text:p>Malaysian</text:p>
          </table:table-cell>
          <table:table-cell table:formula="of:=CONCATENATE(&quot;('&quot;;[.A76];&quot;',NOW()),&quot;)" office:value-type="string" office:string-value="('Malaysian',NOW()),">
            <text:p>('Malaysian',NOW()),</text:p>
          </table:table-cell>
        </table:table-row>
        <table:table-row table:style-name="ro1">
          <table:table-cell office:value-type="string">
            <text:p>Mediterranean</text:p>
          </table:table-cell>
          <table:table-cell table:formula="of:=CONCATENATE(&quot;('&quot;;[.A77];&quot;',NOW()),&quot;)" office:value-type="string" office:string-value="('Mediterranean',NOW()),">
            <text:p>('Mediterranean',NOW()),</text:p>
          </table:table-cell>
        </table:table-row>
        <table:table-row table:style-name="ro1">
          <table:table-cell office:value-type="string">
            <text:p>Mexican</text:p>
          </table:table-cell>
          <table:table-cell table:formula="of:=CONCATENATE(&quot;('&quot;;[.A78];&quot;',NOW()),&quot;)" office:value-type="string" office:string-value="('Mexican',NOW()),">
            <text:p>('Mexican',NOW()),</text:p>
          </table:table-cell>
        </table:table-row>
        <table:table-row table:style-name="ro1">
          <table:table-cell office:value-type="string">
            <text:p>Middle Eastern</text:p>
          </table:table-cell>
          <table:table-cell table:formula="of:=CONCATENATE(&quot;('&quot;;[.A79];&quot;',NOW()),&quot;)" office:value-type="string" office:string-value="('Middle Eastern',NOW()),">
            <text:p>('Middle Eastern',NOW()),</text:p>
          </table:table-cell>
        </table:table-row>
        <table:table-row table:style-name="ro1">
          <table:table-cell office:value-type="string">
            <text:p>Modern European</text:p>
          </table:table-cell>
          <table:table-cell table:formula="of:=CONCATENATE(&quot;('&quot;;[.A80];&quot;',NOW()),&quot;)" office:value-type="string" office:string-value="('Modern European',NOW()),">
            <text:p>('Modern European',NOW()),</text:p>
          </table:table-cell>
        </table:table-row>
        <table:table-row table:style-name="ro1">
          <table:table-cell office:value-type="string">
            <text:p>Mongolian</text:p>
          </table:table-cell>
          <table:table-cell table:formula="of:=CONCATENATE(&quot;('&quot;;[.A81];&quot;',NOW()),&quot;)" office:value-type="string" office:string-value="('Mongolian',NOW()),">
            <text:p>('Mongolian',NOW()),</text:p>
          </table:table-cell>
        </table:table-row>
        <table:table-row table:style-name="ro1">
          <table:table-cell office:value-type="string">
            <text:p>Moroccan</text:p>
          </table:table-cell>
          <table:table-cell table:formula="of:=CONCATENATE(&quot;('&quot;;[.A82];&quot;',NOW()),&quot;)" office:value-type="string" office:string-value="('Moroccan',NOW()),">
            <text:p>('Moroccan',NOW()),</text:p>
          </table:table-cell>
        </table:table-row>
        <table:table-row table:style-name="ro1">
          <table:table-cell office:value-type="string">
            <text:p>Pakistani</text:p>
          </table:table-cell>
          <table:table-cell table:formula="of:=CONCATENATE(&quot;('&quot;;[.A83];&quot;',NOW()),&quot;)" office:value-type="string" office:string-value="('Pakistani',NOW()),">
            <text:p>('Pakistani',NOW()),</text:p>
          </table:table-cell>
        </table:table-row>
        <table:table-row table:style-name="ro1">
          <table:table-cell office:value-type="string">
            <text:p>Persian/Iranian</text:p>
          </table:table-cell>
          <table:table-cell table:formula="of:=CONCATENATE(&quot;('&quot;;[.A84];&quot;',NOW()),&quot;)" office:value-type="string" office:string-value="('Persian/Iranian',NOW()),">
            <text:p>('Persian/Iranian',NOW()),</text:p>
          </table:table-cell>
        </table:table-row>
        <table:table-row table:style-name="ro1">
          <table:table-cell office:value-type="string">
            <text:p>Peruvian</text:p>
          </table:table-cell>
          <table:table-cell table:formula="of:=CONCATENATE(&quot;('&quot;;[.A85];&quot;',NOW()),&quot;)" office:value-type="string" office:string-value="('Peruvian',NOW()),">
            <text:p>('Peruvian',NOW()),</text:p>
          </table:table-cell>
        </table:table-row>
        <table:table-row table:style-name="ro1">
          <table:table-cell office:value-type="string">
            <text:p>Pizza</text:p>
          </table:table-cell>
          <table:table-cell table:formula="of:=CONCATENATE(&quot;('&quot;;[.A86];&quot;',NOW()),&quot;)" office:value-type="string" office:string-value="('Pizza',NOW()),">
            <text:p>('Pizza',NOW()),</text:p>
          </table:table-cell>
        </table:table-row>
        <table:table-row table:style-name="ro1">
          <table:table-cell office:value-type="string">
            <text:p>Polish</text:p>
          </table:table-cell>
          <table:table-cell table:formula="of:=CONCATENATE(&quot;('&quot;;[.A87];&quot;',NOW()),&quot;)" office:value-type="string" office:string-value="('Polish',NOW()),">
            <text:p>('Polish',NOW()),</text:p>
          </table:table-cell>
        </table:table-row>
        <table:table-row table:style-name="ro1">
          <table:table-cell office:value-type="string">
            <text:p>Portuguese</text:p>
          </table:table-cell>
          <table:table-cell table:formula="of:=CONCATENATE(&quot;('&quot;;[.A88];&quot;',NOW()),&quot;)" office:value-type="string" office:string-value="('Portuguese',NOW()),">
            <text:p>('Portuguese',NOW()),</text:p>
          </table:table-cell>
        </table:table-row>
        <table:table-row table:style-name="ro1">
          <table:table-cell office:value-type="string">
            <text:p>Poutineries</text:p>
          </table:table-cell>
          <table:table-cell table:formula="of:=CONCATENATE(&quot;('&quot;;[.A89];&quot;',NOW()),&quot;)" office:value-type="string" office:string-value="('Poutineries',NOW()),">
            <text:p>('Poutineries',NOW()),</text:p>
          </table:table-cell>
        </table:table-row>
        <table:table-row table:style-name="ro1">
          <table:table-cell office:value-type="string">
            <text:p>Puerto Rican</text:p>
          </table:table-cell>
          <table:table-cell table:formula="of:=CONCATENATE(&quot;('&quot;;[.A90];&quot;',NOW()),&quot;)" office:value-type="string" office:string-value="('Puerto Rican',NOW()),">
            <text:p>('Puerto Rican',NOW()),</text:p>
          </table:table-cell>
        </table:table-row>
        <table:table-row table:style-name="ro1">
          <table:table-cell office:value-type="string">
            <text:p>Ramen</text:p>
          </table:table-cell>
          <table:table-cell table:formula="of:=CONCATENATE(&quot;('&quot;;[.A91];&quot;',NOW()),&quot;)" office:value-type="string" office:string-value="('Ramen',NOW()),">
            <text:p>('Ramen',NOW()),</text:p>
          </table:table-cell>
        </table:table-row>
        <table:table-row table:style-name="ro1">
          <table:table-cell office:value-type="string">
            <text:p>Russian</text:p>
          </table:table-cell>
          <table:table-cell table:formula="of:=CONCATENATE(&quot;('&quot;;[.A92];&quot;',NOW()),&quot;)" office:value-type="string" office:string-value="('Russian',NOW()),">
            <text:p>('Russian',NOW()),</text:p>
          </table:table-cell>
        </table:table-row>
        <table:table-row table:style-name="ro1">
          <table:table-cell office:value-type="string">
            <text:p>Salad</text:p>
          </table:table-cell>
          <table:table-cell table:formula="of:=CONCATENATE(&quot;('&quot;;[.A93];&quot;',NOW()),&quot;)" office:value-type="string" office:string-value="('Salad',NOW()),">
            <text:p>('Salad',NOW()),</text:p>
          </table:table-cell>
        </table:table-row>
        <table:table-row table:style-name="ro1">
          <table:table-cell office:value-type="string">
            <text:p>Salvadoran</text:p>
          </table:table-cell>
          <table:table-cell table:formula="of:=CONCATENATE(&quot;('&quot;;[.A94];&quot;',NOW()),&quot;)" office:value-type="string" office:string-value="('Salvadoran',NOW()),">
            <text:p>('Salvadoran',NOW()),</text:p>
          </table:table-cell>
        </table:table-row>
        <table:table-row table:style-name="ro1">
          <table:table-cell office:value-type="string">
            <text:p>Sandwiches</text:p>
          </table:table-cell>
          <table:table-cell table:formula="of:=CONCATENATE(&quot;('&quot;;[.A95];&quot;',NOW()),&quot;)" office:value-type="string" office:string-value="('Sandwiches',NOW()),">
            <text:p>('Sandwiches',NOW()),</text:p>
          </table:table-cell>
        </table:table-row>
        <table:table-row table:style-name="ro1">
          <table:table-cell office:value-type="string">
            <text:p>Sardinian</text:p>
          </table:table-cell>
          <table:table-cell table:formula="of:=CONCATENATE(&quot;('&quot;;[.A96];&quot;',NOW()),&quot;)" office:value-type="string" office:string-value="('Sardinian',NOW()),">
            <text:p>('Sardinian',NOW()),</text:p>
          </table:table-cell>
        </table:table-row>
        <table:table-row table:style-name="ro1">
          <table:table-cell office:value-type="string">
            <text:p>Scandinavian</text:p>
          </table:table-cell>
          <table:table-cell table:formula="of:=CONCATENATE(&quot;('&quot;;[.A97];&quot;',NOW()),&quot;)" office:value-type="string" office:string-value="('Scandinavian',NOW()),">
            <text:p>('Scandinavian',NOW()),</text:p>
          </table:table-cell>
        </table:table-row>
        <table:table-row table:style-name="ro1">
          <table:table-cell office:value-type="string">
            <text:p>Scottish</text:p>
          </table:table-cell>
          <table:table-cell table:formula="of:=CONCATENATE(&quot;('&quot;;[.A98];&quot;',NOW()),&quot;)" office:value-type="string" office:string-value="('Scottish',NOW()),">
            <text:p>('Scottish',NOW()),</text:p>
          </table:table-cell>
        </table:table-row>
        <table:table-row table:style-name="ro1">
          <table:table-cell office:value-type="string">
            <text:p>Seafood</text:p>
          </table:table-cell>
          <table:table-cell table:formula="of:=CONCATENATE(&quot;('&quot;;[.A99];&quot;',NOW()),&quot;)" office:value-type="string" office:string-value="('Seafood',NOW()),">
            <text:p>('Seafood',NOW()),</text:p>
          </table:table-cell>
        </table:table-row>
        <table:table-row table:style-name="ro1">
          <table:table-cell office:value-type="string">
            <text:p>Senegalese</text:p>
          </table:table-cell>
          <table:table-cell table:formula="of:=CONCATENATE(&quot;('&quot;;[.A100];&quot;',NOW()),&quot;)" office:value-type="string" office:string-value="('Senegalese',NOW()),">
            <text:p>('Senegalese',NOW()),</text:p>
          </table:table-cell>
        </table:table-row>
        <table:table-row table:style-name="ro1">
          <table:table-cell office:value-type="string">
            <text:p>Shanghainese</text:p>
          </table:table-cell>
          <table:table-cell table:formula="of:=CONCATENATE(&quot;('&quot;;[.A101];&quot;',NOW()),&quot;)" office:value-type="string" office:string-value="('Shanghainese',NOW()),">
            <text:p>('Shanghainese',NOW()),</text:p>
          </table:table-cell>
        </table:table-row>
        <table:table-row table:style-name="ro1">
          <table:table-cell office:value-type="string">
            <text:p>Singaporean</text:p>
          </table:table-cell>
          <table:table-cell table:formula="of:=CONCATENATE(&quot;('&quot;;[.A102];&quot;',NOW()),&quot;)" office:value-type="string" office:string-value="('Singaporean',NOW()),">
            <text:p>('Singaporean',NOW()),</text:p>
          </table:table-cell>
        </table:table-row>
        <table:table-row table:style-name="ro1">
          <table:table-cell office:value-type="string">
            <text:p>Slovakian</text:p>
          </table:table-cell>
          <table:table-cell table:formula="of:=CONCATENATE(&quot;('&quot;;[.A103];&quot;',NOW()),&quot;)" office:value-type="string" office:string-value="('Slovakian',NOW()),">
            <text:p>('Slovakian',NOW()),</text:p>
          </table:table-cell>
        </table:table-row>
        <table:table-row table:style-name="ro1">
          <table:table-cell office:value-type="string">
            <text:p>Soul Food</text:p>
          </table:table-cell>
          <table:table-cell table:formula="of:=CONCATENATE(&quot;('&quot;;[.A104];&quot;',NOW()),&quot;)" office:value-type="string" office:string-value="('Soul Food',NOW()),">
            <text:p>('Soul Food',NOW()),</text:p>
          </table:table-cell>
        </table:table-row>
        <table:table-row table:style-name="ro1">
          <table:table-cell office:value-type="string">
            <text:p>Soup</text:p>
          </table:table-cell>
          <table:table-cell table:formula="of:=CONCATENATE(&quot;('&quot;;[.A105];&quot;',NOW()),&quot;)" office:value-type="string" office:string-value="('Soup',NOW()),">
            <text:p>('Soup',NOW()),</text:p>
          </table:table-cell>
        </table:table-row>
        <table:table-row table:style-name="ro1">
          <table:table-cell office:value-type="string">
            <text:p>South African</text:p>
          </table:table-cell>
          <table:table-cell table:formula="of:=CONCATENATE(&quot;('&quot;;[.A106];&quot;',NOW()),&quot;)" office:value-type="string" office:string-value="('South African',NOW()),">
            <text:p>('South African',NOW()),</text:p>
          </table:table-cell>
        </table:table-row>
        <table:table-row table:style-name="ro1">
          <table:table-cell office:value-type="string">
            <text:p>Southern</text:p>
          </table:table-cell>
          <table:table-cell table:formula="of:=CONCATENATE(&quot;('&quot;;[.A107];&quot;',NOW()),&quot;)" office:value-type="string" office:string-value="('Southern',NOW()),">
            <text:p>('Southern',NOW()),</text:p>
          </table:table-cell>
        </table:table-row>
        <table:table-row table:style-name="ro1">
          <table:table-cell office:value-type="string">
            <text:p>Spanish</text:p>
          </table:table-cell>
          <table:table-cell table:formula="of:=CONCATENATE(&quot;('&quot;;[.A108];&quot;',NOW()),&quot;)" office:value-type="string" office:string-value="('Spanish',NOW()),">
            <text:p>('Spanish',NOW()),</text:p>
          </table:table-cell>
        </table:table-row>
        <table:table-row table:style-name="ro1">
          <table:table-cell office:value-type="string">
            <text:p>Sri Lankan</text:p>
          </table:table-cell>
          <table:table-cell table:formula="of:=CONCATENATE(&quot;('&quot;;[.A109];&quot;',NOW()),&quot;)" office:value-type="string" office:string-value="('Sri Lankan',NOW()),">
            <text:p>('Sri Lankan',NOW()),</text:p>
          </table:table-cell>
        </table:table-row>
        <table:table-row table:style-name="ro1">
          <table:table-cell office:value-type="string">
            <text:p>Steakhouses</text:p>
          </table:table-cell>
          <table:table-cell table:formula="of:=CONCATENATE(&quot;('&quot;;[.A110];&quot;',NOW()),&quot;)" office:value-type="string" office:string-value="('Steakhouses',NOW()),">
            <text:p>('Steakhouses',NOW()),</text:p>
          </table:table-cell>
        </table:table-row>
        <table:table-row table:style-name="ro1">
          <table:table-cell office:value-type="string">
            <text:p>Supper Clubs</text:p>
          </table:table-cell>
          <table:table-cell table:formula="of:=CONCATENATE(&quot;('&quot;;[.A111];&quot;',NOW()),&quot;)" office:value-type="string" office:string-value="('Supper Clubs',NOW()),">
            <text:p>('Supper Clubs',NOW()),</text:p>
          </table:table-cell>
        </table:table-row>
        <table:table-row table:style-name="ro1">
          <table:table-cell office:value-type="string">
            <text:p>Sushi Bars</text:p>
          </table:table-cell>
          <table:table-cell table:formula="of:=CONCATENATE(&quot;('&quot;;[.A112];&quot;',NOW()),&quot;)" office:value-type="string" office:string-value="('Sushi Bars',NOW()),">
            <text:p>('Sushi Bars',NOW()),</text:p>
          </table:table-cell>
        </table:table-row>
        <table:table-row table:style-name="ro1">
          <table:table-cell office:value-type="string">
            <text:p>Szechuan</text:p>
          </table:table-cell>
          <table:table-cell table:formula="of:=CONCATENATE(&quot;('&quot;;[.A113];&quot;',NOW()),&quot;)" office:value-type="string" office:string-value="('Szechuan',NOW()),">
            <text:p>('Szechuan',NOW()),</text:p>
          </table:table-cell>
        </table:table-row>
        <table:table-row table:style-name="ro1">
          <table:table-cell office:value-type="string">
            <text:p>Taiwanese</text:p>
          </table:table-cell>
          <table:table-cell table:formula="of:=CONCATENATE(&quot;('&quot;;[.A114];&quot;',NOW()),&quot;)" office:value-type="string" office:string-value="('Taiwanese',NOW()),">
            <text:p>('Taiwanese',NOW()),</text:p>
          </table:table-cell>
        </table:table-row>
        <table:table-row table:style-name="ro1">
          <table:table-cell office:value-type="string">
            <text:p>Tapas Bars</text:p>
          </table:table-cell>
          <table:table-cell table:formula="of:=CONCATENATE(&quot;('&quot;;[.A115];&quot;',NOW()),&quot;)" office:value-type="string" office:string-value="('Tapas Bars',NOW()),">
            <text:p>('Tapas Bars',NOW()),</text:p>
          </table:table-cell>
        </table:table-row>
        <table:table-row table:style-name="ro1">
          <table:table-cell office:value-type="string">
            <text:p>Tapas/Small Plates</text:p>
          </table:table-cell>
          <table:table-cell table:formula="of:=CONCATENATE(&quot;('&quot;;[.A116];&quot;',NOW()),&quot;)" office:value-type="string" office:string-value="('Tapas/Small Plates',NOW()),">
            <text:p>('Tapas/Small Plates',NOW()),</text:p>
          </table:table-cell>
        </table:table-row>
        <table:table-row table:style-name="ro1">
          <table:table-cell office:value-type="string">
            <text:p>Teppanyaki</text:p>
          </table:table-cell>
          <table:table-cell table:formula="of:=CONCATENATE(&quot;('&quot;;[.A117];&quot;',NOW()),&quot;)" office:value-type="string" office:string-value="('Teppanyaki',NOW()),">
            <text:p>('Teppanyaki',NOW()),</text:p>
          </table:table-cell>
        </table:table-row>
        <table:table-row table:style-name="ro1">
          <table:table-cell office:value-type="string">
            <text:p>Tex-Mex</text:p>
          </table:table-cell>
          <table:table-cell table:formula="of:=CONCATENATE(&quot;('&quot;;[.A118];&quot;',NOW()),&quot;)" office:value-type="string" office:string-value="('Tex-Mex',NOW()),">
            <text:p>('Tex-Mex',NOW()),</text:p>
          </table:table-cell>
        </table:table-row>
        <table:table-row table:style-name="ro1">
          <table:table-cell office:value-type="string">
            <text:p>Thai</text:p>
          </table:table-cell>
          <table:table-cell table:formula="of:=CONCATENATE(&quot;('&quot;;[.A119];&quot;',NOW()),&quot;)" office:value-type="string" office:string-value="('Thai',NOW()),">
            <text:p>('Thai',NOW()),</text:p>
          </table:table-cell>
        </table:table-row>
        <table:table-row table:style-name="ro1">
          <table:table-cell office:value-type="string">
            <text:p>Trinidadian</text:p>
          </table:table-cell>
          <table:table-cell table:formula="of:=CONCATENATE(&quot;('&quot;;[.A120];&quot;',NOW()),&quot;)" office:value-type="string" office:string-value="('Trinidadian',NOW()),">
            <text:p>('Trinidadian',NOW()),</text:p>
          </table:table-cell>
        </table:table-row>
        <table:table-row table:style-name="ro1">
          <table:table-cell office:value-type="string">
            <text:p>Turkish</text:p>
          </table:table-cell>
          <table:table-cell table:formula="of:=CONCATENATE(&quot;('&quot;;[.A121];&quot;',NOW()),&quot;)" office:value-type="string" office:string-value="('Turkish',NOW()),">
            <text:p>('Turkish',NOW()),</text:p>
          </table:table-cell>
        </table:table-row>
        <table:table-row table:style-name="ro1">
          <table:table-cell office:value-type="string">
            <text:p>Tuscan</text:p>
          </table:table-cell>
          <table:table-cell table:formula="of:=CONCATENATE(&quot;('&quot;;[.A122];&quot;',NOW()),&quot;)" office:value-type="string" office:string-value="('Tuscan',NOW()),">
            <text:p>('Tuscan',NOW()),</text:p>
          </table:table-cell>
        </table:table-row>
        <table:table-row table:style-name="ro1">
          <table:table-cell office:value-type="string">
            <text:p>Ukrainian</text:p>
          </table:table-cell>
          <table:table-cell table:formula="of:=CONCATENATE(&quot;('&quot;;[.A123];&quot;',NOW()),&quot;)" office:value-type="string" office:string-value="('Ukrainian',NOW()),">
            <text:p>('Ukrainian',NOW()),</text:p>
          </table:table-cell>
        </table:table-row>
        <table:table-row table:style-name="ro1">
          <table:table-cell office:value-type="string">
            <text:p>Uzbek</text:p>
          </table:table-cell>
          <table:table-cell table:formula="of:=CONCATENATE(&quot;('&quot;;[.A124];&quot;',NOW()),&quot;)" office:value-type="string" office:string-value="('Uzbek',NOW()),">
            <text:p>('Uzbek',NOW()),</text:p>
          </table:table-cell>
        </table:table-row>
        <table:table-row table:style-name="ro1">
          <table:table-cell office:value-type="string">
            <text:p>Vegan</text:p>
          </table:table-cell>
          <table:table-cell table:formula="of:=CONCATENATE(&quot;('&quot;;[.A125];&quot;',NOW()),&quot;)" office:value-type="string" office:string-value="('Vegan',NOW()),">
            <text:p>('Vegan',NOW()),</text:p>
          </table:table-cell>
        </table:table-row>
        <table:table-row table:style-name="ro1">
          <table:table-cell office:value-type="string">
            <text:p>Vegetarian</text:p>
          </table:table-cell>
          <table:table-cell table:formula="of:=CONCATENATE(&quot;('&quot;;[.A126];&quot;',NOW()),&quot;)" office:value-type="string" office:string-value="('Vegetarian',NOW()),">
            <text:p>('Vegetarian',NOW()),</text:p>
          </table:table-cell>
        </table:table-row>
        <table:table-row table:style-name="ro1">
          <table:table-cell office:value-type="string">
            <text:p>Venezuelan</text:p>
          </table:table-cell>
          <table:table-cell table:formula="of:=CONCATENATE(&quot;('&quot;;[.A127];&quot;',NOW()),&quot;)" office:value-type="string" office:string-value="('Venezuelan',NOW()),">
            <text:p>('Venezuelan',NOW()),</text:p>
          </table:table-cell>
        </table:table-row>
        <table:table-row table:style-name="ro1">
          <table:table-cell office:value-type="string">
            <text:p>Vietnamese</text:p>
          </table:table-cell>
          <table:table-cell table:formula="of:=CONCATENATE(&quot;('&quot;;[.A128];&quot;',NOW()),&quot;)" office:value-type="string" office:string-value="('Vietnamese',NOW()),">
            <text:p>('Vietnamese',NOW()),</text:p>
          </table:table-cell>
        </table:table-row>
      </table:table>
      <table:table table:name="meal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2015-09-11 10:10:56</text:p>
          </table:table-cell>
          <table:table-cell office:value-type="string">
            <text:p>price</text:p>
          </table:table-cell>
          <table:table-cell office:value-type="string">
            <text:p>quantity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  <table:table-cell office:value-type="string">
            <text:p>shop_id</text:p>
          </table:table-cell>
          <table:table-cell office:value-type="string">
            <text:p>date</text:p>
          </table:table-cell>
          <table:table-cell office:value-type="string">
            <text:p>lat</text:p>
          </table:table-cell>
          <table:table-cell office:value-type="string">
            <text:p>long</text:p>
          </table:table-cell>
          <table:table-cell office:value-type="string">
            <text:p>min_diners</text:p>
          </table:table-cell>
          <table:table-cell office:value-type="string">
            <text:p>max_diners</text:p>
          </table:table-cell>
          <table:table-cell/>
        </table:table-row>
        <table:table-row table:style-name="ro1">
          <table:table-cell office:value-type="string">
            <text:p>Ennui</text:p>
          </table:table-cell>
          <table:table-cell office:value-type="string">
            <text:p>Delicious Japanese Bento</text:p>
          </table:table-cell>
          <table:table-cell office:value-type="string">
            <text:p>2015-09-05 17:00:26</text:p>
          </table:table-cell>
          <table:table-cell table:formula="of:=RANDBETWEEN(4;25)" office:value-type="float" office:value="12">
            <text:p>12</text:p>
          </table:table-cell>
          <table:table-cell table:formula="of:=RANDBETWEEN(2;10)" office:value-type="float" office:value="6">
            <text:p>6</text:p>
          </table:table-cell>
          <table:table-cell table:number-columns-repeated="2"/>
          <table:table-cell table:formula="of:=RANDBETWEEN(1;5)" office:value-type="float" office:value="4">
            <text:p>4</text:p>
          </table:table-cell>
          <table:table-cell/>
          <table:table-cell office:value-type="float" office:value="37.39743104">
            <text:p>37.39743104</text:p>
          </table:table-cell>
          <table:table-cell office:value-type="float" office:value="-121.87556104">
            <text:p>-121.87556104</text:p>
          </table:table-cell>
          <table:table-cell table:formula="of:=RANDBETWEEN(1;5)" office:value-type="float" office:value="4">
            <text:p>4</text:p>
          </table:table-cell>
          <table:table-cell table:formula="of:=RANDBETWEEN(2;10)" office:value-type="float" office:value="10">
            <text:p>10</text:p>
          </table:table-cell>
          <table:table-cell table:formula="of:=CONCATENATE(&quot;('&quot;;[.A2];&quot;','&quot;;[.B2];&quot;',&quot;;[.D2];&quot;,&quot;;[.E2];&quot;,NOW(),NOW(),&quot;;[.H2];&quot;,'&quot;;[.C2];&quot;',&quot;;[.J2];&quot;,&quot;;[.K2];&quot;,&quot;;[.L2];&quot;,&quot;;[.M2];&quot;),&quot;)" office:value-type="string" office:string-value="('Ennui','Delicious Japanese Bento',12,6,NOW(),NOW(),4,'2015-09-05 17:00:26',37.39743104,-121.87556104,4,10),">
            <text:p>('Ennui','Delicious Japanese Bento',12,6,NOW(),NOW(),4,'2015-09-05 17:00:26',37.39743104,-121.87556104,4,10),</text:p>
          </table:table-cell>
        </table:table-row>
        <table:table-row table:style-name="ro1">
          <table:table-cell office:value-type="string">
            <text:p>Homemade Vietnamese</text:p>
          </table:table-cell>
          <table:table-cell office:value-type="string">
            <text:p>Bahn Mi, Rice noodles, and more with homemade fish sauce</text:p>
          </table:table-cell>
          <table:table-cell office:value-type="string">
            <text:p>2015-09-13 13:05:51</text:p>
          </table:table-cell>
          <table:table-cell table:formula="of:=RANDBETWEEN(4;25)" office:value-type="float" office:value="7">
            <text:p>7</text:p>
          </table:table-cell>
          <table:table-cell table:formula="of:=RANDBETWEEN(2;10)" office:value-type="float" office:value="5">
            <text:p>5</text:p>
          </table:table-cell>
          <table:table-cell table:number-columns-repeated="2"/>
          <table:table-cell table:formula="of:=RANDBETWEEN(1;5)" office:value-type="float" office:value="1">
            <text:p>1</text:p>
          </table:table-cell>
          <table:table-cell/>
          <table:table-cell office:value-type="float" office:value="37.36390203">
            <text:p>37.36390203</text:p>
          </table:table-cell>
          <table:table-cell office:value-type="float" office:value="-121.88115955">
            <text:p>-121.88115955</text:p>
          </table:table-cell>
          <table:table-cell table:formula="of:=RANDBETWEEN(1;5)" office:value-type="float" office:value="4">
            <text:p>4</text:p>
          </table:table-cell>
          <table:table-cell table:formula="of:=RANDBETWEEN(2;10)" office:value-type="float" office:value="2">
            <text:p>2</text:p>
          </table:table-cell>
          <table:table-cell table:formula="of:=CONCATENATE(&quot;('&quot;;[.A3];&quot;','&quot;;[.B3];&quot;',&quot;;[.D3];&quot;,&quot;;[.E3];&quot;,NOW(),NOW(),&quot;;[.H3];&quot;,'&quot;;[.C3];&quot;',&quot;;[.J3];&quot;,&quot;;[.K3];&quot;,&quot;;[.L3];&quot;,&quot;;[.M3];&quot;),&quot;)" office:value-type="string" office:string-value="('Homemade Vietnamese','Bahn Mi, Rice noodles, and more with homemade fish sauce',7,5,NOW(),NOW(),1,'2015-09-13 13:05:51',37.36390203,-121.88115955,4,2),">
            <text:p>('Homemade Vietnamese','Bahn Mi, Rice noodles, and more with homemade fish sauce',7,5,NOW(),NOW(),1,'2015-09-13 13:05:51',37.36390203,-121.88115955,4,2),</text:p>
          </table:table-cell>
        </table:table-row>
        <table:table-row table:style-name="ro1">
          <table:table-cell office:value-type="string">
            <text:p>Steak and Potatoes</text:p>
          </table:table-cell>
          <table:table-cell office:value-type="string">
            <text:p>Classic American</text:p>
          </table:table-cell>
          <table:table-cell office:value-type="string">
            <text:p>2015-09-18 06:44:03</text:p>
          </table:table-cell>
          <table:table-cell table:formula="of:=RANDBETWEEN(4;25)" office:value-type="float" office:value="13">
            <text:p>13</text:p>
          </table:table-cell>
          <table:table-cell table:formula="of:=RANDBETWEEN(2;10)" office:value-type="float" office:value="7">
            <text:p>7</text:p>
          </table:table-cell>
          <table:table-cell table:number-columns-repeated="2"/>
          <table:table-cell table:formula="of:=RANDBETWEEN(1;5)" office:value-type="float" office:value="4">
            <text:p>4</text:p>
          </table:table-cell>
          <table:table-cell/>
          <table:table-cell office:value-type="float" office:value="37.37782271">
            <text:p>37.37782271</text:p>
          </table:table-cell>
          <table:table-cell office:value-type="float" office:value="-122.04279275">
            <text:p>-122.04279275</text:p>
          </table:table-cell>
          <table:table-cell table:formula="of:=RANDBETWEEN(1;5)" office:value-type="float" office:value="5">
            <text:p>5</text:p>
          </table:table-cell>
          <table:table-cell table:formula="of:=RANDBETWEEN(2;10)" office:value-type="float" office:value="3">
            <text:p>3</text:p>
          </table:table-cell>
          <table:table-cell table:formula="of:=CONCATENATE(&quot;('&quot;;[.A4];&quot;','&quot;;[.B4];&quot;',&quot;;[.D4];&quot;,&quot;;[.E4];&quot;,NOW(),NOW(),&quot;;[.H4];&quot;,'&quot;;[.C4];&quot;',&quot;;[.J4];&quot;,&quot;;[.K4];&quot;,&quot;;[.L4];&quot;,&quot;;[.M4];&quot;),&quot;)" office:value-type="string" office:string-value="('Steak and Potatoes','Classic American',13,7,NOW(),NOW(),4,'2015-09-18 06:44:03',37.37782271,-122.04279275,5,3),">
            <text:p>('Steak and Potatoes','Classic American',13,7,NOW(),NOW(),4,'2015-09-18 06:44:03',37.37782271,-122.04279275,5,3),</text:p>
          </table:table-cell>
        </table:table-row>
        <table:table-row table:style-name="ro1">
          <table:table-cell office:value-type="string">
            <text:p>Italian Pasta</text:p>
          </table:table-cell>
          <table:table-cell office:value-type="string">
            <text:p>Perfectly marinated and grilled chicken carbonara with fettucini in a garlic-butter sauce</text:p>
          </table:table-cell>
          <table:table-cell office:value-type="string">
            <text:p>2015-09-23 17:27:23</text:p>
          </table:table-cell>
          <table:table-cell table:formula="of:=RANDBETWEEN(4;25)" office:value-type="float" office:value="20">
            <text:p>20</text:p>
          </table:table-cell>
          <table:table-cell table:formula="of:=RANDBETWEEN(2;10)" office:value-type="float" office:value="9">
            <text:p>9</text:p>
          </table:table-cell>
          <table:table-cell table:number-columns-repeated="2"/>
          <table:table-cell table:formula="of:=RANDBETWEEN(1;5)" office:value-type="float" office:value="2">
            <text:p>2</text:p>
          </table:table-cell>
          <table:table-cell/>
          <table:table-cell office:value-type="float" office:value="37.37771035">
            <text:p>37.37771035</text:p>
          </table:table-cell>
          <table:table-cell office:value-type="float" office:value="-121.9742573">
            <text:p>-121.9742573</text:p>
          </table:table-cell>
          <table:table-cell table:formula="of:=RANDBETWEEN(1;5)" office:value-type="float" office:value="2">
            <text:p>2</text:p>
          </table:table-cell>
          <table:table-cell table:formula="of:=RANDBETWEEN(2;10)" office:value-type="float" office:value="3">
            <text:p>3</text:p>
          </table:table-cell>
          <table:table-cell table:formula="of:=CONCATENATE(&quot;('&quot;;[.A5];&quot;','&quot;;[.B5];&quot;',&quot;;[.D5];&quot;,&quot;;[.E5];&quot;,NOW(),NOW(),&quot;;[.H5];&quot;,'&quot;;[.C5];&quot;',&quot;;[.J5];&quot;,&quot;;[.K5];&quot;,&quot;;[.L5];&quot;,&quot;;[.M5];&quot;),&quot;)" office:value-type="string" office:string-value="('Italian Pasta','Perfectly marinated and grilled chicken carbonara with fettucini in a garlic-butter sauce',20,9,NOW(),NOW(),2,'2015-09-23 17:27:23',37.37771035,-121.9742573,2,3),">
            <text:p>('Italian Pasta','Perfectly marinated and grilled chicken carbonara with fettucini in a garlic-butter sauce',20,9,NOW(),NOW(),2,'2015-09-23 17:27:23',37.37771035,-121.9742573,2,3),</text:p>
          </table:table-cell>
        </table:table-row>
        <table:table-row table:style-name="ro1">
          <table:table-cell office:value-type="string">
            <text:p>massa. Mauris vestibulum, neque sed</text:p>
          </table:table-cell>
          <table:table-cell office:value-type="string">
            <text:p>non, bibendum sed,</text:p>
          </table:table-cell>
          <table:table-cell office:value-type="string">
            <text:p>2015-09-23 00:26:12</text:p>
          </table:table-cell>
          <table:table-cell table:formula="of:=RANDBETWEEN(4;25)" office:value-type="float" office:value="21">
            <text:p>21</text:p>
          </table:table-cell>
          <table:table-cell table:formula="of:=RANDBETWEEN(2;10)" office:value-type="float" office:value="3">
            <text:p>3</text:p>
          </table:table-cell>
          <table:table-cell table:number-columns-repeated="2"/>
          <table:table-cell table:formula="of:=RANDBETWEEN(1;5)" office:value-type="float" office:value="4">
            <text:p>4</text:p>
          </table:table-cell>
          <table:table-cell/>
          <table:table-cell office:value-type="float" office:value="37.39404657">
            <text:p>37.39404657</text:p>
          </table:table-cell>
          <table:table-cell office:value-type="float" office:value="-122.15193414">
            <text:p>-122.15193414</text:p>
          </table:table-cell>
          <table:table-cell table:formula="of:=RANDBETWEEN(1;5)" office:value-type="float" office:value="3">
            <text:p>3</text:p>
          </table:table-cell>
          <table:table-cell table:formula="of:=RANDBETWEEN(2;10)" office:value-type="float" office:value="3">
            <text:p>3</text:p>
          </table:table-cell>
          <table:table-cell table:formula="of:=CONCATENATE(&quot;('&quot;;[.A6];&quot;','&quot;;[.B6];&quot;',&quot;;[.D6];&quot;,&quot;;[.E6];&quot;,NOW(),NOW(),&quot;;[.H6];&quot;,'&quot;;[.C6];&quot;',&quot;;[.J6];&quot;,&quot;;[.K6];&quot;,&quot;;[.L6];&quot;,&quot;;[.M6];&quot;),&quot;)" office:value-type="string" office:string-value="('massa. Mauris vestibulum, neque sed','non, bibendum sed,',21,3,NOW(),NOW(),4,'2015-09-23 00:26:12',37.39404657,-122.15193414,3,3),">
            <text:p>('massa. Mauris vestibulum, neque sed','non, bibendum sed,',21,3,NOW(),NOW(),4,'2015-09-23 00:26:12',37.39404657,-122.15193414,3,3),</text:p>
          </table:table-cell>
        </table:table-row>
        <table:table-row table:style-name="ro1">
          <table:table-cell office:value-type="string">
            <text:p>Phasellus fermentum convallis ligula.</text:p>
          </table:table-cell>
          <table:table-cell office:value-type="string">
            <text:p>dolor. Fusce feugiat. Lorem ipsum dolor sit amet, consectetuer adipiscing elit. Aliquam auctor, velit</text:p>
          </table:table-cell>
          <table:table-cell office:value-type="string">
            <text:p>2015-09-10 07:05:01</text:p>
          </table:table-cell>
          <table:table-cell table:formula="of:=RANDBETWEEN(4;25)" office:value-type="float" office:value="6">
            <text:p>6</text:p>
          </table:table-cell>
          <table:table-cell table:formula="of:=RANDBETWEEN(2;10)" office:value-type="float" office:value="8">
            <text:p>8</text:p>
          </table:table-cell>
          <table:table-cell table:number-columns-repeated="2"/>
          <table:table-cell table:formula="of:=RANDBETWEEN(1;5)" office:value-type="float" office:value="3">
            <text:p>3</text:p>
          </table:table-cell>
          <table:table-cell/>
          <table:table-cell office:value-type="float" office:value="37.35486242">
            <text:p>37.35486242</text:p>
          </table:table-cell>
          <table:table-cell office:value-type="float" office:value="-122.07595702">
            <text:p>-122.07595702</text:p>
          </table:table-cell>
          <table:table-cell table:formula="of:=RANDBETWEEN(1;5)" office:value-type="float" office:value="3">
            <text:p>3</text:p>
          </table:table-cell>
          <table:table-cell table:formula="of:=RANDBETWEEN(2;10)" office:value-type="float" office:value="6">
            <text:p>6</text:p>
          </table:table-cell>
          <table:table-cell table:formula="of:=CONCATENATE(&quot;('&quot;;[.A7];&quot;','&quot;;[.B7];&quot;',&quot;;[.D7];&quot;,&quot;;[.E7];&quot;,NOW(),NOW(),&quot;;[.H7];&quot;,'&quot;;[.C7];&quot;',&quot;;[.J7];&quot;,&quot;;[.K7];&quot;,&quot;;[.L7];&quot;,&quot;;[.M7];&quot;),&quot;)" office:value-type="string" office:string-value="('Phasellus fermentum convallis ligula.','dolor. Fusce feugiat. Lorem ipsum dolor sit amet, consectetuer adipiscing elit. Aliquam auctor, velit',6,8,NOW(),NOW(),3,'2015-09-10 07:05:01',37.35486242,-122.07595702,3,6),">
            <text:p>('Phasellus fermentum convallis ligula.','dolor. Fusce feugiat. Lorem ipsum dolor sit amet, consectetuer adipiscing elit. Aliquam auctor, velit',6,8,NOW(),NOW(),3,'2015-09-10 07:05:01',37.35486242,-122.07595702,3,6),</text:p>
          </table:table-cell>
        </table:table-row>
        <table:table-row table:style-name="ro1">
          <table:table-cell office:value-type="string">
            <text:p>Sed eget lacus. Mauris</text:p>
          </table:table-cell>
          <table:table-cell office:value-type="string">
            <text:p>Praesent eu dui. Cum sociis natoque penatibus et magnis dis parturient montes, nascetur ridiculus mus.</text:p>
          </table:table-cell>
          <table:table-cell office:value-type="string">
            <text:p>2015-09-27 20:57:19</text:p>
          </table:table-cell>
          <table:table-cell table:formula="of:=RANDBETWEEN(4;25)" office:value-type="float" office:value="12">
            <text:p>12</text:p>
          </table:table-cell>
          <table:table-cell table:formula="of:=RANDBETWEEN(2;10)" office:value-type="float" office:value="6">
            <text:p>6</text:p>
          </table:table-cell>
          <table:table-cell table:number-columns-repeated="2"/>
          <table:table-cell table:formula="of:=RANDBETWEEN(1;5)" office:value-type="float" office:value="3">
            <text:p>3</text:p>
          </table:table-cell>
          <table:table-cell/>
          <table:table-cell office:value-type="float" office:value="37.34940552">
            <text:p>37.34940552</text:p>
          </table:table-cell>
          <table:table-cell office:value-type="float" office:value="-121.91797286">
            <text:p>-121.91797286</text:p>
          </table:table-cell>
          <table:table-cell table:formula="of:=RANDBETWEEN(1;5)" office:value-type="float" office:value="3">
            <text:p>3</text:p>
          </table:table-cell>
          <table:table-cell table:formula="of:=RANDBETWEEN(2;10)" office:value-type="float" office:value="10">
            <text:p>10</text:p>
          </table:table-cell>
          <table:table-cell table:formula="of:=CONCATENATE(&quot;('&quot;;[.A8];&quot;','&quot;;[.B8];&quot;',&quot;;[.D8];&quot;,&quot;;[.E8];&quot;,NOW(),NOW(),&quot;;[.H8];&quot;,'&quot;;[.C8];&quot;',&quot;;[.J8];&quot;,&quot;;[.K8];&quot;,&quot;;[.L8];&quot;,&quot;;[.M8];&quot;),&quot;)" office:value-type="string" office:string-value="('Sed eget lacus. Mauris','Praesent eu dui. Cum sociis natoque penatibus et magnis dis parturient montes, nascetur ridiculus mus.',12,6,NOW(),NOW(),3,'2015-09-27 20:57:19',37.34940552,-121.91797286,3,10),">
            <text:p>('Sed eget lacus. Mauris','Praesent eu dui. Cum sociis natoque penatibus et magnis dis parturient montes, nascetur ridiculus mus.',12,6,NOW(),NOW(),3,'2015-09-27 20:57:19',37.34940552,-121.91797286,3,10),</text:p>
          </table:table-cell>
        </table:table-row>
        <table:table-row table:style-name="ro1">
          <table:table-cell office:value-type="string">
            <text:p>Nullam velit dui, semper</text:p>
          </table:table-cell>
          <table:table-cell office:value-type="string">
            <text:p>Sed molestie. Sed id risus quis diam</text:p>
          </table:table-cell>
          <table:table-cell office:value-type="string">
            <text:p>2015-09-20 15:27:51</text:p>
          </table:table-cell>
          <table:table-cell table:formula="of:=RANDBETWEEN(4;25)" office:value-type="float" office:value="23">
            <text:p>23</text:p>
          </table:table-cell>
          <table:table-cell table:formula="of:=RANDBETWEEN(2;10)" office:value-type="float" office:value="8">
            <text:p>8</text:p>
          </table:table-cell>
          <table:table-cell table:number-columns-repeated="2"/>
          <table:table-cell table:formula="of:=RANDBETWEEN(1;5)" office:value-type="float" office:value="1">
            <text:p>1</text:p>
          </table:table-cell>
          <table:table-cell/>
          <table:table-cell office:value-type="float" office:value="37.34474129">
            <text:p>37.34474129</text:p>
          </table:table-cell>
          <table:table-cell office:value-type="float" office:value="-122.03790726">
            <text:p>-122.03790726</text:p>
          </table:table-cell>
          <table:table-cell table:formula="of:=RANDBETWEEN(1;5)" office:value-type="float" office:value="1">
            <text:p>1</text:p>
          </table:table-cell>
          <table:table-cell table:formula="of:=RANDBETWEEN(2;10)" office:value-type="float" office:value="5">
            <text:p>5</text:p>
          </table:table-cell>
          <table:table-cell table:formula="of:=CONCATENATE(&quot;('&quot;;[.A9];&quot;','&quot;;[.B9];&quot;',&quot;;[.D9];&quot;,&quot;;[.E9];&quot;,NOW(),NOW(),&quot;;[.H9];&quot;,'&quot;;[.C9];&quot;',&quot;;[.J9];&quot;,&quot;;[.K9];&quot;,&quot;;[.L9];&quot;,&quot;;[.M9];&quot;),&quot;)" office:value-type="string" office:string-value="('Nullam velit dui, semper','Sed molestie. Sed id risus quis diam',23,8,NOW(),NOW(),1,'2015-09-20 15:27:51',37.34474129,-122.03790726,1,5),">
            <text:p>('Nullam velit dui, semper','Sed molestie. Sed id risus quis diam',23,8,NOW(),NOW(),1,'2015-09-20 15:27:51',37.34474129,-122.03790726,1,5),</text:p>
          </table:table-cell>
        </table:table-row>
        <table:table-row table:style-name="ro1">
          <table:table-cell office:value-type="string">
            <text:p>sed orci lobortis augue scelerisque</text:p>
          </table:table-cell>
          <table:table-cell office:value-type="string">
            <text:p>tellus lorem eu</text:p>
          </table:table-cell>
          <table:table-cell office:value-type="string">
            <text:p>2015-09-13 18:38:54</text:p>
          </table:table-cell>
          <table:table-cell table:formula="of:=RANDBETWEEN(4;25)" office:value-type="float" office:value="16">
            <text:p>16</text:p>
          </table:table-cell>
          <table:table-cell table:formula="of:=RANDBETWEEN(2;10)" office:value-type="float" office:value="3">
            <text:p>3</text:p>
          </table:table-cell>
          <table:table-cell table:number-columns-repeated="2"/>
          <table:table-cell table:formula="of:=RANDBETWEEN(1;5)" office:value-type="float" office:value="2">
            <text:p>2</text:p>
          </table:table-cell>
          <table:table-cell/>
          <table:table-cell office:value-type="float" office:value="37.36321968">
            <text:p>37.36321968</text:p>
          </table:table-cell>
          <table:table-cell office:value-type="float" office:value="-122.0706813">
            <text:p>-122.0706813</text:p>
          </table:table-cell>
          <table:table-cell table:formula="of:=RANDBETWEEN(1;5)" office:value-type="float" office:value="4">
            <text:p>4</text:p>
          </table:table-cell>
          <table:table-cell table:formula="of:=RANDBETWEEN(2;10)" office:value-type="float" office:value="4">
            <text:p>4</text:p>
          </table:table-cell>
          <table:table-cell table:formula="of:=CONCATENATE(&quot;('&quot;;[.A10];&quot;','&quot;;[.B10];&quot;',&quot;;[.D10];&quot;,&quot;;[.E10];&quot;,NOW(),NOW(),&quot;;[.H10];&quot;,'&quot;;[.C10];&quot;',&quot;;[.J10];&quot;,&quot;;[.K10];&quot;,&quot;;[.L10];&quot;,&quot;;[.M10];&quot;),&quot;)" office:value-type="string" office:string-value="('sed orci lobortis augue scelerisque','tellus lorem eu',16,3,NOW(),NOW(),2,'2015-09-13 18:38:54',37.36321968,-122.0706813,4,4),">
            <text:p>('sed orci lobortis augue scelerisque','tellus lorem eu',16,3,NOW(),NOW(),2,'2015-09-13 18:38:54',37.36321968,-122.0706813,4,4),</text:p>
          </table:table-cell>
        </table:table-row>
        <table:table-row table:style-name="ro1">
          <table:table-cell office:value-type="string">
            <text:p>dis parturient montes, nascetur</text:p>
          </table:table-cell>
          <table:table-cell office:value-type="string">
            <text:p>dui, in sodales elit erat vitae risus. Duis a mi fringilla</text:p>
          </table:table-cell>
          <table:table-cell office:value-type="string">
            <text:p>2015-09-17 11:28:41</text:p>
          </table:table-cell>
          <table:table-cell table:formula="of:=RANDBETWEEN(4;25)" office:value-type="float" office:value="16">
            <text:p>16</text:p>
          </table:table-cell>
          <table:table-cell table:formula="of:=RANDBETWEEN(2;10)" office:value-type="float" office:value="7">
            <text:p>7</text:p>
          </table:table-cell>
          <table:table-cell table:number-columns-repeated="2"/>
          <table:table-cell table:formula="of:=RANDBETWEEN(1;5)" office:value-type="float" office:value="5">
            <text:p>5</text:p>
          </table:table-cell>
          <table:table-cell/>
          <table:table-cell office:value-type="float" office:value="37.36196557">
            <text:p>37.36196557</text:p>
          </table:table-cell>
          <table:table-cell office:value-type="float" office:value="-122.00061163">
            <text:p>-122.00061163</text:p>
          </table:table-cell>
          <table:table-cell table:formula="of:=RANDBETWEEN(1;5)" office:value-type="float" office:value="2">
            <text:p>2</text:p>
          </table:table-cell>
          <table:table-cell table:formula="of:=RANDBETWEEN(2;10)" office:value-type="float" office:value="5">
            <text:p>5</text:p>
          </table:table-cell>
          <table:table-cell table:formula="of:=CONCATENATE(&quot;('&quot;;[.A11];&quot;','&quot;;[.B11];&quot;',&quot;;[.D11];&quot;,&quot;;[.E11];&quot;,NOW(),NOW(),&quot;;[.H11];&quot;,'&quot;;[.C11];&quot;',&quot;;[.J11];&quot;,&quot;;[.K11];&quot;,&quot;;[.L11];&quot;,&quot;;[.M11];&quot;),&quot;)" office:value-type="string" office:string-value="('dis parturient montes, nascetur','dui, in sodales elit erat vitae risus. Duis a mi fringilla',16,7,NOW(),NOW(),5,'2015-09-17 11:28:41',37.36196557,-122.00061163,2,5),">
            <text:p>('dis parturient montes, nascetur','dui, in sodales elit erat vitae risus. Duis a mi fringilla',16,7,NOW(),NOW(),5,'2015-09-17 11:28:41',37.36196557,-122.00061163,2,5),</text:p>
          </table:table-cell>
        </table:table-row>
        <table:table-row table:style-name="ro1">
          <table:table-cell office:value-type="string">
            <text:p>diam eu dolor egestas</text:p>
          </table:table-cell>
          <table:table-cell office:value-type="string">
            <text:p>Vestibulum accumsan neque et nunc. Quisque ornare tortor at risus. Nunc ac sem ut dolor dapibus gravida. Aliquam</text:p>
          </table:table-cell>
          <table:table-cell office:value-type="string">
            <text:p>2015-09-25 16:31:15</text:p>
          </table:table-cell>
          <table:table-cell table:formula="of:=RANDBETWEEN(4;25)" office:value-type="float" office:value="20">
            <text:p>20</text:p>
          </table:table-cell>
          <table:table-cell table:formula="of:=RANDBETWEEN(2;10)" office:value-type="float" office:value="7">
            <text:p>7</text:p>
          </table:table-cell>
          <table:table-cell table:number-columns-repeated="2"/>
          <table:table-cell table:formula="of:=RANDBETWEEN(1;5)" office:value-type="float" office:value="1">
            <text:p>1</text:p>
          </table:table-cell>
          <table:table-cell/>
          <table:table-cell office:value-type="float" office:value="37.40863935">
            <text:p>37.40863935</text:p>
          </table:table-cell>
          <table:table-cell office:value-type="float" office:value="-121.94225088">
            <text:p>-121.94225088</text:p>
          </table:table-cell>
          <table:table-cell table:formula="of:=RANDBETWEEN(1;5)" office:value-type="float" office:value="2">
            <text:p>2</text:p>
          </table:table-cell>
          <table:table-cell table:formula="of:=RANDBETWEEN(2;10)" office:value-type="float" office:value="8">
            <text:p>8</text:p>
          </table:table-cell>
          <table:table-cell table:formula="of:=CONCATENATE(&quot;('&quot;;[.A12];&quot;','&quot;;[.B12];&quot;',&quot;;[.D12];&quot;,&quot;;[.E12];&quot;,NOW(),NOW(),&quot;;[.H12];&quot;,'&quot;;[.C12];&quot;',&quot;;[.J12];&quot;,&quot;;[.K12];&quot;,&quot;;[.L12];&quot;,&quot;;[.M12];&quot;),&quot;)" office:value-type="string" office:string-value="('diam eu dolor egestas','Vestibulum accumsan neque et nunc. Quisque ornare tortor at risus. Nunc ac sem ut dolor dapibus gravida. Aliquam',20,7,NOW(),NOW(),1,'2015-09-25 16:31:15',37.40863935,-121.94225088,2,8),">
            <text:p>('diam eu dolor egestas','Vestibulum accumsan neque et nunc. Quisque ornare tortor at risus. Nunc ac sem ut dolor dapibus gravida. Aliquam',20,7,NOW(),NOW(),1,'2015-09-25 16:31:15',37.40863935,-121.94225088,2,8),</text:p>
          </table:table-cell>
        </table:table-row>
        <table:table-row table:style-name="ro1">
          <table:table-cell office:value-type="string">
            <text:p>rhoncus. Nullam velit dui, semper</text:p>
          </table:table-cell>
          <table:table-cell office:value-type="string">
            <text:p>Maecenas mi felis, adipiscing fringilla, porttitor vulputate, posuere</text:p>
          </table:table-cell>
          <table:table-cell office:value-type="string">
            <text:p>2015-09-22 14:07:16</text:p>
          </table:table-cell>
          <table:table-cell table:formula="of:=RANDBETWEEN(4;25)" office:value-type="float" office:value="4">
            <text:p>4</text:p>
          </table:table-cell>
          <table:table-cell table:formula="of:=RANDBETWEEN(2;10)" office:value-type="float" office:value="6">
            <text:p>6</text:p>
          </table:table-cell>
          <table:table-cell table:number-columns-repeated="2"/>
          <table:table-cell table:formula="of:=RANDBETWEEN(1;5)" office:value-type="float" office:value="5">
            <text:p>5</text:p>
          </table:table-cell>
          <table:table-cell/>
          <table:table-cell office:value-type="float" office:value="37.36272309">
            <text:p>37.36272309</text:p>
          </table:table-cell>
          <table:table-cell office:value-type="float" office:value="-121.83479607">
            <text:p>-121.83479607</text:p>
          </table:table-cell>
          <table:table-cell table:formula="of:=RANDBETWEEN(1;5)" office:value-type="float" office:value="5">
            <text:p>5</text:p>
          </table:table-cell>
          <table:table-cell table:formula="of:=RANDBETWEEN(2;10)" office:value-type="float" office:value="7">
            <text:p>7</text:p>
          </table:table-cell>
          <table:table-cell table:formula="of:=CONCATENATE(&quot;('&quot;;[.A13];&quot;','&quot;;[.B13];&quot;',&quot;;[.D13];&quot;,&quot;;[.E13];&quot;,NOW(),NOW(),&quot;;[.H13];&quot;,'&quot;;[.C13];&quot;',&quot;;[.J13];&quot;,&quot;;[.K13];&quot;,&quot;;[.L13];&quot;,&quot;;[.M13];&quot;),&quot;)" office:value-type="string" office:string-value="('rhoncus. Nullam velit dui, semper','Maecenas mi felis, adipiscing fringilla, porttitor vulputate, posuere',4,6,NOW(),NOW(),5,'2015-09-22 14:07:16',37.36272309,-121.83479607,5,7),">
            <text:p>('rhoncus. Nullam velit dui, semper','Maecenas mi felis, adipiscing fringilla, porttitor vulputate, posuere',4,6,NOW(),NOW(),5,'2015-09-22 14:07:16',37.36272309,-121.83479607,5,7),</text:p>
          </table:table-cell>
        </table:table-row>
        <table:table-row table:style-name="ro1">
          <table:table-cell office:value-type="string">
            <text:p>Curae Phasellus ornare.</text:p>
          </table:table-cell>
          <table:table-cell office:value-type="string">
            <text:p>erat. Sed nunc est, mollis non, cursus non, egestas a, dui. Cras pellentesque. Sed dictum. Proin eget odio. Aliquam</text:p>
          </table:table-cell>
          <table:table-cell office:value-type="string">
            <text:p>2015-09-16 09:56:51</text:p>
          </table:table-cell>
          <table:table-cell table:formula="of:=RANDBETWEEN(4;25)" office:value-type="float" office:value="14">
            <text:p>14</text:p>
          </table:table-cell>
          <table:table-cell table:formula="of:=RANDBETWEEN(2;10)" office:value-type="float" office:value="3">
            <text:p>3</text:p>
          </table:table-cell>
          <table:table-cell table:number-columns-repeated="2"/>
          <table:table-cell table:formula="of:=RANDBETWEEN(1;5)" office:value-type="float" office:value="1">
            <text:p>1</text:p>
          </table:table-cell>
          <table:table-cell/>
          <table:table-cell office:value-type="float" office:value="37.38687459">
            <text:p>37.38687459</text:p>
          </table:table-cell>
          <table:table-cell office:value-type="float" office:value="-121.84449977">
            <text:p>-121.84449977</text:p>
          </table:table-cell>
          <table:table-cell table:formula="of:=RANDBETWEEN(1;5)" office:value-type="float" office:value="3">
            <text:p>3</text:p>
          </table:table-cell>
          <table:table-cell table:formula="of:=RANDBETWEEN(2;10)" office:value-type="float" office:value="8">
            <text:p>8</text:p>
          </table:table-cell>
          <table:table-cell table:formula="of:=CONCATENATE(&quot;('&quot;;[.A14];&quot;','&quot;;[.B14];&quot;',&quot;;[.D14];&quot;,&quot;;[.E14];&quot;,NOW(),NOW(),&quot;;[.H14];&quot;,'&quot;;[.C14];&quot;',&quot;;[.J14];&quot;,&quot;;[.K14];&quot;,&quot;;[.L14];&quot;,&quot;;[.M14];&quot;),&quot;)" office:value-type="string" office:string-value="('Curae Phasellus ornare.','erat. Sed nunc est, mollis non, cursus non, egestas a, dui. Cras pellentesque. Sed dictum. Proin eget odio. Aliquam',14,3,NOW(),NOW(),1,'2015-09-16 09:56:51',37.38687459,-121.84449977,3,8),">
            <text:p>('Curae Phasellus ornare.','erat. Sed nunc est, mollis non, cursus non, egestas a, dui. Cras pellentesque. Sed dictum. Proin eget odio. Aliquam',14,3,NOW(),NOW(),1,'2015-09-16 09:56:51',37.38687459,-121.84449977,3,8),</text:p>
          </table:table-cell>
        </table:table-row>
        <table:table-row table:style-name="ro1">
          <table:table-cell office:value-type="string">
            <text:p>nisi sem semper erat, in</text:p>
          </table:table-cell>
          <table:table-cell office:value-type="string">
            <text:p>Donec est. Nunc ullamcorper, velit in aliquet lobortis, nisi nibh lacinia orci, consectetuer euismod est</text:p>
          </table:table-cell>
          <table:table-cell office:value-type="string">
            <text:p>2015-09-17 16:48:18</text:p>
          </table:table-cell>
          <table:table-cell table:formula="of:=RANDBETWEEN(4;25)" office:value-type="float" office:value="18">
            <text:p>18</text:p>
          </table:table-cell>
          <table:table-cell table:formula="of:=RANDBETWEEN(2;10)" office:value-type="float" office:value="6">
            <text:p>6</text:p>
          </table:table-cell>
          <table:table-cell table:number-columns-repeated="2"/>
          <table:table-cell table:formula="of:=RANDBETWEEN(1;5)" office:value-type="float" office:value="3">
            <text:p>3</text:p>
          </table:table-cell>
          <table:table-cell/>
          <table:table-cell office:value-type="float" office:value="37.36825642">
            <text:p>37.36825642</text:p>
          </table:table-cell>
          <table:table-cell office:value-type="float" office:value="-121.95936857">
            <text:p>-121.95936857</text:p>
          </table:table-cell>
          <table:table-cell table:formula="of:=RANDBETWEEN(1;5)" office:value-type="float" office:value="4">
            <text:p>4</text:p>
          </table:table-cell>
          <table:table-cell table:formula="of:=RANDBETWEEN(2;10)" office:value-type="float" office:value="4">
            <text:p>4</text:p>
          </table:table-cell>
          <table:table-cell table:formula="of:=CONCATENATE(&quot;('&quot;;[.A15];&quot;','&quot;;[.B15];&quot;',&quot;;[.D15];&quot;,&quot;;[.E15];&quot;,NOW(),NOW(),&quot;;[.H15];&quot;,'&quot;;[.C15];&quot;',&quot;;[.J15];&quot;,&quot;;[.K15];&quot;,&quot;;[.L15];&quot;,&quot;;[.M15];&quot;),&quot;)" office:value-type="string" office:string-value="('nisi sem semper erat, in','Donec est. Nunc ullamcorper, velit in aliquet lobortis, nisi nibh lacinia orci, consectetuer euismod est',18,6,NOW(),NOW(),3,'2015-09-17 16:48:18',37.36825642,-121.95936857,4,4),">
            <text:p>('nisi sem semper erat, in','Donec est. Nunc ullamcorper, velit in aliquet lobortis, nisi nibh lacinia orci, consectetuer euismod est',18,6,NOW(),NOW(),3,'2015-09-17 16:48:18',37.36825642,-121.95936857,4,4),</text:p>
          </table:table-cell>
        </table:table-row>
        <table:table-row table:style-name="ro1">
          <table:table-cell office:value-type="string">
            <text:p>Aliquam fringilla cursus purus. Nullam</text:p>
          </table:table-cell>
          <table:table-cell office:value-type="string">
            <text:p>Nullam vitae diam. Proin dolor. Nulla semper tellus id nunc</text:p>
          </table:table-cell>
          <table:table-cell office:value-type="string">
            <text:p>2015-09-06 22:55:47</text:p>
          </table:table-cell>
          <table:table-cell table:formula="of:=RANDBETWEEN(4;25)" office:value-type="float" office:value="11">
            <text:p>11</text:p>
          </table:table-cell>
          <table:table-cell table:formula="of:=RANDBETWEEN(2;10)" office:value-type="float" office:value="3">
            <text:p>3</text:p>
          </table:table-cell>
          <table:table-cell table:number-columns-repeated="2"/>
          <table:table-cell table:formula="of:=RANDBETWEEN(1;5)" office:value-type="float" office:value="3">
            <text:p>3</text:p>
          </table:table-cell>
          <table:table-cell/>
          <table:table-cell office:value-type="float" office:value="37.36935719">
            <text:p>37.36935719</text:p>
          </table:table-cell>
          <table:table-cell office:value-type="float" office:value="-121.89182141">
            <text:p>-121.89182141</text:p>
          </table:table-cell>
          <table:table-cell table:formula="of:=RANDBETWEEN(1;5)" office:value-type="float" office:value="2">
            <text:p>2</text:p>
          </table:table-cell>
          <table:table-cell table:formula="of:=RANDBETWEEN(2;10)" office:value-type="float" office:value="10">
            <text:p>10</text:p>
          </table:table-cell>
          <table:table-cell table:formula="of:=CONCATENATE(&quot;('&quot;;[.A16];&quot;','&quot;;[.B16];&quot;',&quot;;[.D16];&quot;,&quot;;[.E16];&quot;,NOW(),NOW(),&quot;;[.H16];&quot;,'&quot;;[.C16];&quot;',&quot;;[.J16];&quot;,&quot;;[.K16];&quot;,&quot;;[.L16];&quot;,&quot;;[.M16];&quot;),&quot;)" office:value-type="string" office:string-value="('Aliquam fringilla cursus purus. Nullam','Nullam vitae diam. Proin dolor. Nulla semper tellus id nunc',11,3,NOW(),NOW(),3,'2015-09-06 22:55:47',37.36935719,-121.89182141,2,10),">
            <text:p>('Aliquam fringilla cursus purus. Nullam','Nullam vitae diam. Proin dolor. Nulla semper tellus id nunc',11,3,NOW(),NOW(),3,'2015-09-06 22:55:47',37.36935719,-121.89182141,2,10),</text:p>
          </table:table-cell>
        </table:table-row>
        <table:table-row table:style-name="ro1">
          <table:table-cell office:value-type="string">
            <text:p>mauris a nunc. In at</text:p>
          </table:table-cell>
          <table:table-cell office:value-type="string">
            <text:p>aliquet odio. Etiam ligula tortor, dictum eu, placerat eget, venenatis a, magna. Lorem ipsum dolor sit amet, consectetuer adipiscing elit.</text:p>
          </table:table-cell>
          <table:table-cell office:value-type="string">
            <text:p>2015-09-16 19:29:25</text:p>
          </table:table-cell>
          <table:table-cell table:formula="of:=RANDBETWEEN(4;25)" office:value-type="float" office:value="16">
            <text:p>16</text:p>
          </table:table-cell>
          <table:table-cell table:formula="of:=RANDBETWEEN(2;10)" office:value-type="float" office:value="7">
            <text:p>7</text:p>
          </table:table-cell>
          <table:table-cell table:number-columns-repeated="2"/>
          <table:table-cell table:formula="of:=RANDBETWEEN(1;5)" office:value-type="float" office:value="4">
            <text:p>4</text:p>
          </table:table-cell>
          <table:table-cell/>
          <table:table-cell office:value-type="float" office:value="37.416025">
            <text:p>37.416025</text:p>
          </table:table-cell>
          <table:table-cell office:value-type="float" office:value="-121.99236035">
            <text:p>-121.99236035</text:p>
          </table:table-cell>
          <table:table-cell table:formula="of:=RANDBETWEEN(1;5)" office:value-type="float" office:value="5">
            <text:p>5</text:p>
          </table:table-cell>
          <table:table-cell table:formula="of:=RANDBETWEEN(2;10)" office:value-type="float" office:value="9">
            <text:p>9</text:p>
          </table:table-cell>
          <table:table-cell table:formula="of:=CONCATENATE(&quot;('&quot;;[.A17];&quot;','&quot;;[.B17];&quot;',&quot;;[.D17];&quot;,&quot;;[.E17];&quot;,NOW(),NOW(),&quot;;[.H17];&quot;,'&quot;;[.C17];&quot;',&quot;;[.J17];&quot;,&quot;;[.K17];&quot;,&quot;;[.L17];&quot;,&quot;;[.M17];&quot;),&quot;)" office:value-type="string" office:string-value="('mauris a nunc. In at','aliquet odio. Etiam ligula tortor, dictum eu, placerat eget, venenatis a, magna. Lorem ipsum dolor sit amet, consectetuer adipiscing elit.',16,7,NOW(),NOW(),4,'2015-09-16 19:29:25',37.416025,-121.99236035,5,9),">
            <text:p>('mauris a nunc. In at','aliquet odio. Etiam ligula tortor, dictum eu, placerat eget, venenatis a, magna. Lorem ipsum dolor sit amet, consectetuer adipiscing elit.',16,7,NOW(),NOW(),4,'2015-09-16 19:29:25',37.416025,-121.99236035,5,9),</text:p>
          </table:table-cell>
        </table:table-row>
        <table:table-row table:style-name="ro1">
          <table:table-cell office:value-type="string">
            <text:p>diam. Sed diam lorem, auctor</text:p>
          </table:table-cell>
          <table:table-cell office:value-type="string">
            <text:p>gravida molestie arcu. Sed eu nibh vulputate mauris sagittis placerat. Cras dictum ultricies ligula. Nullam enim. Sed nulla</text:p>
          </table:table-cell>
          <table:table-cell office:value-type="string">
            <text:p>2015-09-14 08:14:52</text:p>
          </table:table-cell>
          <table:table-cell table:formula="of:=RANDBETWEEN(4;25)" office:value-type="float" office:value="21">
            <text:p>21</text:p>
          </table:table-cell>
          <table:table-cell table:formula="of:=RANDBETWEEN(2;10)" office:value-type="float" office:value="2">
            <text:p>2</text:p>
          </table:table-cell>
          <table:table-cell table:number-columns-repeated="2"/>
          <table:table-cell table:formula="of:=RANDBETWEEN(1;5)" office:value-type="float" office:value="4">
            <text:p>4</text:p>
          </table:table-cell>
          <table:table-cell/>
          <table:table-cell office:value-type="float" office:value="37.39062679">
            <text:p>37.39062679</text:p>
          </table:table-cell>
          <table:table-cell office:value-type="float" office:value="-121.95098261">
            <text:p>-121.95098261</text:p>
          </table:table-cell>
          <table:table-cell table:formula="of:=RANDBETWEEN(1;5)" office:value-type="float" office:value="4">
            <text:p>4</text:p>
          </table:table-cell>
          <table:table-cell table:formula="of:=RANDBETWEEN(2;10)" office:value-type="float" office:value="7">
            <text:p>7</text:p>
          </table:table-cell>
          <table:table-cell table:formula="of:=CONCATENATE(&quot;('&quot;;[.A18];&quot;','&quot;;[.B18];&quot;',&quot;;[.D18];&quot;,&quot;;[.E18];&quot;,NOW(),NOW(),&quot;;[.H18];&quot;,'&quot;;[.C18];&quot;',&quot;;[.J18];&quot;,&quot;;[.K18];&quot;,&quot;;[.L18];&quot;,&quot;;[.M18];&quot;),&quot;)" office:value-type="string" office:string-value="('diam. Sed diam lorem, auctor','gravida molestie arcu. Sed eu nibh vulputate mauris sagittis placerat. Cras dictum ultricies ligula. Nullam enim. Sed nulla',21,2,NOW(),NOW(),4,'2015-09-14 08:14:52',37.39062679,-121.95098261,4,7),">
            <text:p>('diam. Sed diam lorem, auctor','gravida molestie arcu. Sed eu nibh vulputate mauris sagittis placerat. Cras dictum ultricies ligula. Nullam enim. Sed nulla',21,2,NOW(),NOW(),4,'2015-09-14 08:14:52',37.39062679,-121.95098261,4,7),</text:p>
          </table:table-cell>
        </table:table-row>
        <table:table-row table:style-name="ro1">
          <table:table-cell office:value-type="string">
            <text:p>mus. Aenean</text:p>
          </table:table-cell>
          <table:table-cell office:value-type="string">
            <text:p>magna. Praesent interdum</text:p>
          </table:table-cell>
          <table:table-cell office:value-type="string">
            <text:p>2015-09-11 17:17:38</text:p>
          </table:table-cell>
          <table:table-cell table:formula="of:=RANDBETWEEN(4;25)" office:value-type="float" office:value="12">
            <text:p>12</text:p>
          </table:table-cell>
          <table:table-cell table:formula="of:=RANDBETWEEN(2;10)" office:value-type="float" office:value="4">
            <text:p>4</text:p>
          </table:table-cell>
          <table:table-cell table:number-columns-repeated="2"/>
          <table:table-cell table:formula="of:=RANDBETWEEN(1;5)" office:value-type="float" office:value="1">
            <text:p>1</text:p>
          </table:table-cell>
          <table:table-cell/>
          <table:table-cell office:value-type="float" office:value="37.37906933">
            <text:p>37.37906933</text:p>
          </table:table-cell>
          <table:table-cell office:value-type="float" office:value="-122.02500304">
            <text:p>-122.02500304</text:p>
          </table:table-cell>
          <table:table-cell table:formula="of:=RANDBETWEEN(1;5)" office:value-type="float" office:value="1">
            <text:p>1</text:p>
          </table:table-cell>
          <table:table-cell table:formula="of:=RANDBETWEEN(2;10)" office:value-type="float" office:value="5">
            <text:p>5</text:p>
          </table:table-cell>
          <table:table-cell table:formula="of:=CONCATENATE(&quot;('&quot;;[.A19];&quot;','&quot;;[.B19];&quot;',&quot;;[.D19];&quot;,&quot;;[.E19];&quot;,NOW(),NOW(),&quot;;[.H19];&quot;,'&quot;;[.C19];&quot;',&quot;;[.J19];&quot;,&quot;;[.K19];&quot;,&quot;;[.L19];&quot;,&quot;;[.M19];&quot;),&quot;)" office:value-type="string" office:string-value="('mus. Aenean','magna. Praesent interdum',12,4,NOW(),NOW(),1,'2015-09-11 17:17:38',37.37906933,-122.02500304,1,5),">
            <text:p>('mus. Aenean','magna. Praesent interdum',12,4,NOW(),NOW(),1,'2015-09-11 17:17:38',37.37906933,-122.02500304,1,5),</text:p>
          </table:table-cell>
        </table:table-row>
        <table:table-row table:style-name="ro1">
          <table:table-cell office:value-type="string">
            <text:p>Donec est mauris, rhoncus id,</text:p>
          </table:table-cell>
          <table:table-cell office:value-type="string">
            <text:p>nonummy ultricies ornare,</text:p>
          </table:table-cell>
          <table:table-cell office:value-type="string">
            <text:p>2015-09-09 13:56:56</text:p>
          </table:table-cell>
          <table:table-cell table:formula="of:=RANDBETWEEN(4;25)" office:value-type="float" office:value="8">
            <text:p>8</text:p>
          </table:table-cell>
          <table:table-cell table:formula="of:=RANDBETWEEN(2;10)" office:value-type="float" office:value="8">
            <text:p>8</text:p>
          </table:table-cell>
          <table:table-cell table:number-columns-repeated="2"/>
          <table:table-cell table:formula="of:=RANDBETWEEN(1;5)" office:value-type="float" office:value="5">
            <text:p>5</text:p>
          </table:table-cell>
          <table:table-cell/>
          <table:table-cell office:value-type="float" office:value="37.38714426">
            <text:p>37.38714426</text:p>
          </table:table-cell>
          <table:table-cell office:value-type="float" office:value="-122.15468184">
            <text:p>-122.15468184</text:p>
          </table:table-cell>
          <table:table-cell table:formula="of:=RANDBETWEEN(1;5)" office:value-type="float" office:value="3">
            <text:p>3</text:p>
          </table:table-cell>
          <table:table-cell table:formula="of:=RANDBETWEEN(2;10)" office:value-type="float" office:value="10">
            <text:p>10</text:p>
          </table:table-cell>
          <table:table-cell table:formula="of:=CONCATENATE(&quot;('&quot;;[.A20];&quot;','&quot;;[.B20];&quot;',&quot;;[.D20];&quot;,&quot;;[.E20];&quot;,NOW(),NOW(),&quot;;[.H20];&quot;,'&quot;;[.C20];&quot;',&quot;;[.J20];&quot;,&quot;;[.K20];&quot;,&quot;;[.L20];&quot;,&quot;;[.M20];&quot;),&quot;)" office:value-type="string" office:string-value="('Donec est mauris, rhoncus id,','nonummy ultricies ornare,',8,8,NOW(),NOW(),5,'2015-09-09 13:56:56',37.38714426,-122.15468184,3,10),">
            <text:p>('Donec est mauris, rhoncus id,','nonummy ultricies ornare,',8,8,NOW(),NOW(),5,'2015-09-09 13:56:56',37.38714426,-122.15468184,3,10),</text:p>
          </table:table-cell>
        </table:table-row>
        <table:table-row table:style-name="ro1">
          <table:table-cell office:value-type="string">
            <text:p>augue malesuada malesuada. Integer</text:p>
          </table:table-cell>
          <table:table-cell office:value-type="string">
            <text:p>nulla. In tincidunt congue turpis. In condimentum.</text:p>
          </table:table-cell>
          <table:table-cell office:value-type="string">
            <text:p>2015-09-13 12:19:32</text:p>
          </table:table-cell>
          <table:table-cell table:formula="of:=RANDBETWEEN(4;25)" office:value-type="float" office:value="18">
            <text:p>18</text:p>
          </table:table-cell>
          <table:table-cell table:formula="of:=RANDBETWEEN(2;10)" office:value-type="float" office:value="9">
            <text:p>9</text:p>
          </table:table-cell>
          <table:table-cell table:number-columns-repeated="2"/>
          <table:table-cell table:formula="of:=RANDBETWEEN(1;5)" office:value-type="float" office:value="4">
            <text:p>4</text:p>
          </table:table-cell>
          <table:table-cell/>
          <table:table-cell office:value-type="float" office:value="37.36677049">
            <text:p>37.36677049</text:p>
          </table:table-cell>
          <table:table-cell office:value-type="float" office:value="-121.95586044">
            <text:p>-121.95586044</text:p>
          </table:table-cell>
          <table:table-cell table:formula="of:=RANDBETWEEN(1;5)" office:value-type="float" office:value="2">
            <text:p>2</text:p>
          </table:table-cell>
          <table:table-cell table:formula="of:=RANDBETWEEN(2;10)" office:value-type="float" office:value="8">
            <text:p>8</text:p>
          </table:table-cell>
          <table:table-cell table:formula="of:=CONCATENATE(&quot;('&quot;;[.A21];&quot;','&quot;;[.B21];&quot;',&quot;;[.D21];&quot;,&quot;;[.E21];&quot;,NOW(),NOW(),&quot;;[.H21];&quot;,'&quot;;[.C21];&quot;',&quot;;[.J21];&quot;,&quot;;[.K21];&quot;,&quot;;[.L21];&quot;,&quot;;[.M21];&quot;),&quot;)" office:value-type="string" office:string-value="('augue malesuada malesuada. Integer','nulla. In tincidunt congue turpis. In condimentum.',18,9,NOW(),NOW(),4,'2015-09-13 12:19:32',37.36677049,-121.95586044,2,8),">
            <text:p>('augue malesuada malesuada. Integer','nulla. In tincidunt congue turpis. In condimentum.',18,9,NOW(),NOW(),4,'2015-09-13 12:19:32',37.36677049,-121.95586044,2,8),</text:p>
          </table:table-cell>
        </table:table-row>
        <table:table-row table:style-name="ro1">
          <table:table-cell office:value-type="string">
            <text:p>libero. Donec consectetuer</text:p>
          </table:table-cell>
          <table:table-cell office:value-type="string">
            <text:p>pulvinar arcu et pede. Nunc sed orci lobortis augue scelerisque mollis. Phasellus</text:p>
          </table:table-cell>
          <table:table-cell office:value-type="string">
            <text:p>2015-09-15 07:43:09</text:p>
          </table:table-cell>
          <table:table-cell table:formula="of:=RANDBETWEEN(4;25)" office:value-type="float" office:value="6">
            <text:p>6</text:p>
          </table:table-cell>
          <table:table-cell table:formula="of:=RANDBETWEEN(2;10)" office:value-type="float" office:value="6">
            <text:p>6</text:p>
          </table:table-cell>
          <table:table-cell table:number-columns-repeated="2"/>
          <table:table-cell table:formula="of:=RANDBETWEEN(1;5)" office:value-type="float" office:value="2">
            <text:p>2</text:p>
          </table:table-cell>
          <table:table-cell/>
          <table:table-cell office:value-type="float" office:value="37.40131304">
            <text:p>37.40131304</text:p>
          </table:table-cell>
          <table:table-cell office:value-type="float" office:value="-122.14730128">
            <text:p>-122.14730128</text:p>
          </table:table-cell>
          <table:table-cell table:formula="of:=RANDBETWEEN(1;5)" office:value-type="float" office:value="2">
            <text:p>2</text:p>
          </table:table-cell>
          <table:table-cell table:formula="of:=RANDBETWEEN(2;10)" office:value-type="float" office:value="9">
            <text:p>9</text:p>
          </table:table-cell>
          <table:table-cell table:formula="of:=CONCATENATE(&quot;('&quot;;[.A22];&quot;','&quot;;[.B22];&quot;',&quot;;[.D22];&quot;,&quot;;[.E22];&quot;,NOW(),NOW(),&quot;;[.H22];&quot;,'&quot;;[.C22];&quot;',&quot;;[.J22];&quot;,&quot;;[.K22];&quot;,&quot;;[.L22];&quot;,&quot;;[.M22];&quot;),&quot;)" office:value-type="string" office:string-value="('libero. Donec consectetuer','pulvinar arcu et pede. Nunc sed orci lobortis augue scelerisque mollis. Phasellus',6,6,NOW(),NOW(),2,'2015-09-15 07:43:09',37.40131304,-122.14730128,2,9),">
            <text:p>('libero. Donec consectetuer','pulvinar arcu et pede. Nunc sed orci lobortis augue scelerisque mollis. Phasellus',6,6,NOW(),NOW(),2,'2015-09-15 07:43:09',37.40131304,-122.14730128,2,9),</text:p>
          </table:table-cell>
        </table:table-row>
        <table:table-row table:style-name="ro1">
          <table:table-cell office:value-type="string">
            <text:p>tempor augue ac ipsum. Phasellus</text:p>
          </table:table-cell>
          <table:table-cell office:value-type="string">
            <text:p>parturient montes, nascetur ridiculus mus. Proin</text:p>
          </table:table-cell>
          <table:table-cell office:value-type="string">
            <text:p>2015-09-11 10:55:05</text:p>
          </table:table-cell>
          <table:table-cell table:formula="of:=RANDBETWEEN(4;25)" office:value-type="float" office:value="13">
            <text:p>13</text:p>
          </table:table-cell>
          <table:table-cell table:formula="of:=RANDBETWEEN(2;10)" office:value-type="float" office:value="4">
            <text:p>4</text:p>
          </table:table-cell>
          <table:table-cell table:number-columns-repeated="2"/>
          <table:table-cell table:formula="of:=RANDBETWEEN(1;5)" office:value-type="float" office:value="1">
            <text:p>1</text:p>
          </table:table-cell>
          <table:table-cell/>
          <table:table-cell office:value-type="float" office:value="37.39566819">
            <text:p>37.39566819</text:p>
          </table:table-cell>
          <table:table-cell office:value-type="float" office:value="-122.08497696">
            <text:p>-122.08497696</text:p>
          </table:table-cell>
          <table:table-cell table:formula="of:=RANDBETWEEN(1;5)" office:value-type="float" office:value="2">
            <text:p>2</text:p>
          </table:table-cell>
          <table:table-cell table:formula="of:=RANDBETWEEN(2;10)" office:value-type="float" office:value="5">
            <text:p>5</text:p>
          </table:table-cell>
          <table:table-cell table:formula="of:=CONCATENATE(&quot;('&quot;;[.A23];&quot;','&quot;;[.B23];&quot;',&quot;;[.D23];&quot;,&quot;;[.E23];&quot;,NOW(),NOW(),&quot;;[.H23];&quot;,'&quot;;[.C23];&quot;',&quot;;[.J23];&quot;,&quot;;[.K23];&quot;,&quot;;[.L23];&quot;,&quot;;[.M23];&quot;),&quot;)" office:value-type="string" office:string-value="('tempor augue ac ipsum. Phasellus','parturient montes, nascetur ridiculus mus. Proin',13,4,NOW(),NOW(),1,'2015-09-11 10:55:05',37.39566819,-122.08497696,2,5),">
            <text:p>('tempor augue ac ipsum. Phasellus','parturient montes, nascetur ridiculus mus. Proin',13,4,NOW(),NOW(),1,'2015-09-11 10:55:05',37.39566819,-122.08497696,2,5),</text:p>
          </table:table-cell>
        </table:table-row>
        <table:table-row table:style-name="ro1">
          <table:table-cell office:value-type="string">
            <text:p>Ut nec urna et arcu</text:p>
          </table:table-cell>
          <table:table-cell office:value-type="string">
            <text:p>at, egestas a, scelerisque sed, sapien. Nunc pulvinar arcu et pede. Nunc</text:p>
          </table:table-cell>
          <table:table-cell office:value-type="string">
            <text:p>2015-09-29 15:04:02</text:p>
          </table:table-cell>
          <table:table-cell table:formula="of:=RANDBETWEEN(4;25)" office:value-type="float" office:value="24">
            <text:p>24</text:p>
          </table:table-cell>
          <table:table-cell table:formula="of:=RANDBETWEEN(2;10)" office:value-type="float" office:value="7">
            <text:p>7</text:p>
          </table:table-cell>
          <table:table-cell table:number-columns-repeated="2"/>
          <table:table-cell table:formula="of:=RANDBETWEEN(1;5)" office:value-type="float" office:value="3">
            <text:p>3</text:p>
          </table:table-cell>
          <table:table-cell/>
          <table:table-cell office:value-type="float" office:value="37.40903176">
            <text:p>37.40903176</text:p>
          </table:table-cell>
          <table:table-cell office:value-type="float" office:value="-121.9372057">
            <text:p>-121.9372057</text:p>
          </table:table-cell>
          <table:table-cell table:formula="of:=RANDBETWEEN(1;5)" office:value-type="float" office:value="2">
            <text:p>2</text:p>
          </table:table-cell>
          <table:table-cell table:formula="of:=RANDBETWEEN(2;10)" office:value-type="float" office:value="7">
            <text:p>7</text:p>
          </table:table-cell>
          <table:table-cell table:formula="of:=CONCATENATE(&quot;('&quot;;[.A24];&quot;','&quot;;[.B24];&quot;',&quot;;[.D24];&quot;,&quot;;[.E24];&quot;,NOW(),NOW(),&quot;;[.H24];&quot;,'&quot;;[.C24];&quot;',&quot;;[.J24];&quot;,&quot;;[.K24];&quot;,&quot;;[.L24];&quot;,&quot;;[.M24];&quot;),&quot;)" office:value-type="string" office:string-value="('Ut nec urna et arcu','at, egestas a, scelerisque sed, sapien. Nunc pulvinar arcu et pede. Nunc',24,7,NOW(),NOW(),3,'2015-09-29 15:04:02',37.40903176,-121.9372057,2,7),">
            <text:p>('Ut nec urna et arcu','at, egestas a, scelerisque sed, sapien. Nunc pulvinar arcu et pede. Nunc',24,7,NOW(),NOW(),3,'2015-09-29 15:04:02',37.40903176,-121.9372057,2,7),</text:p>
          </table:table-cell>
        </table:table-row>
        <table:table-row table:style-name="ro1">
          <table:table-cell office:value-type="string">
            <text:p>Quisque varius. Nam</text:p>
          </table:table-cell>
          <table:table-cell office:value-type="string">
            <text:p>erat. Etiam vestibulum massa rutrum magna. Cras convallis</text:p>
          </table:table-cell>
          <table:table-cell office:value-type="string">
            <text:p>2015-09-05 07:05:26</text:p>
          </table:table-cell>
          <table:table-cell table:formula="of:=RANDBETWEEN(4;25)" office:value-type="float" office:value="5">
            <text:p>5</text:p>
          </table:table-cell>
          <table:table-cell table:formula="of:=RANDBETWEEN(2;10)" office:value-type="float" office:value="7">
            <text:p>7</text:p>
          </table:table-cell>
          <table:table-cell table:number-columns-repeated="2"/>
          <table:table-cell table:formula="of:=RANDBETWEEN(1;5)" office:value-type="float" office:value="5">
            <text:p>5</text:p>
          </table:table-cell>
          <table:table-cell/>
          <table:table-cell office:value-type="float" office:value="37.42585529">
            <text:p>37.42585529</text:p>
          </table:table-cell>
          <table:table-cell office:value-type="float" office:value="-122.16190381">
            <text:p>-122.16190381</text:p>
          </table:table-cell>
          <table:table-cell table:formula="of:=RANDBETWEEN(1;5)" office:value-type="float" office:value="2">
            <text:p>2</text:p>
          </table:table-cell>
          <table:table-cell table:formula="of:=RANDBETWEEN(2;10)" office:value-type="float" office:value="9">
            <text:p>9</text:p>
          </table:table-cell>
          <table:table-cell table:formula="of:=CONCATENATE(&quot;('&quot;;[.A25];&quot;','&quot;;[.B25];&quot;',&quot;;[.D25];&quot;,&quot;;[.E25];&quot;,NOW(),NOW(),&quot;;[.H25];&quot;,'&quot;;[.C25];&quot;',&quot;;[.J25];&quot;,&quot;;[.K25];&quot;,&quot;;[.L25];&quot;,&quot;;[.M25];&quot;),&quot;)" office:value-type="string" office:string-value="('Quisque varius. Nam','erat. Etiam vestibulum massa rutrum magna. Cras convallis',5,7,NOW(),NOW(),5,'2015-09-05 07:05:26',37.42585529,-122.16190381,2,9),">
            <text:p>('Quisque varius. Nam','erat. Etiam vestibulum massa rutrum magna. Cras convallis',5,7,NOW(),NOW(),5,'2015-09-05 07:05:26',37.42585529,-122.16190381,2,9),</text:p>
          </table:table-cell>
        </table:table-row>
        <table:table-row table:style-name="ro1">
          <table:table-cell office:value-type="string">
            <text:p>fermentum risus, at</text:p>
          </table:table-cell>
          <table:table-cell office:value-type="string">
            <text:p>et ipsum cursus vestibulum. Mauris magna. Duis dignissim tempor arcu. Vestibulum ut eros non</text:p>
          </table:table-cell>
          <table:table-cell office:value-type="string">
            <text:p>2015-09-24 21:37:15</text:p>
          </table:table-cell>
          <table:table-cell table:formula="of:=RANDBETWEEN(4;25)" office:value-type="float" office:value="19">
            <text:p>19</text:p>
          </table:table-cell>
          <table:table-cell table:formula="of:=RANDBETWEEN(2;10)" office:value-type="float" office:value="2">
            <text:p>2</text:p>
          </table:table-cell>
          <table:table-cell table:number-columns-repeated="2"/>
          <table:table-cell table:formula="of:=RANDBETWEEN(1;5)" office:value-type="float" office:value="2">
            <text:p>2</text:p>
          </table:table-cell>
          <table:table-cell/>
          <table:table-cell office:value-type="float" office:value="37.37398998">
            <text:p>37.37398998</text:p>
          </table:table-cell>
          <table:table-cell office:value-type="float" office:value="-122.0759011">
            <text:p>-122.0759011</text:p>
          </table:table-cell>
          <table:table-cell table:formula="of:=RANDBETWEEN(1;5)" office:value-type="float" office:value="4">
            <text:p>4</text:p>
          </table:table-cell>
          <table:table-cell table:formula="of:=RANDBETWEEN(2;10)" office:value-type="float" office:value="7">
            <text:p>7</text:p>
          </table:table-cell>
          <table:table-cell table:formula="of:=CONCATENATE(&quot;('&quot;;[.A26];&quot;','&quot;;[.B26];&quot;',&quot;;[.D26];&quot;,&quot;;[.E26];&quot;,NOW(),NOW(),&quot;;[.H26];&quot;,'&quot;;[.C26];&quot;',&quot;;[.J26];&quot;,&quot;;[.K26];&quot;,&quot;;[.L26];&quot;,&quot;;[.M26];&quot;),&quot;)" office:value-type="string" office:string-value="('fermentum risus, at','et ipsum cursus vestibulum. Mauris magna. Duis dignissim tempor arcu. Vestibulum ut eros non',19,2,NOW(),NOW(),2,'2015-09-24 21:37:15',37.37398998,-122.0759011,4,7),">
            <text:p>('fermentum risus, at','et ipsum cursus vestibulum. Mauris magna. Duis dignissim tempor arcu. Vestibulum ut eros non',19,2,NOW(),NOW(),2,'2015-09-24 21:37:15',37.37398998,-122.0759011,4,7),</text:p>
          </table:table-cell>
        </table:table-row>
        <table:table-row table:style-name="ro1">
          <table:table-cell office:value-type="string">
            <text:p>nec, leo. Morbi neque</text:p>
          </table:table-cell>
          <table:table-cell office:value-type="string">
            <text:p>Nulla facilisi. Sed</text:p>
          </table:table-cell>
          <table:table-cell office:value-type="string">
            <text:p>2015-09-26 03:07:34</text:p>
          </table:table-cell>
          <table:table-cell table:formula="of:=RANDBETWEEN(4;25)" office:value-type="float" office:value="18">
            <text:p>18</text:p>
          </table:table-cell>
          <table:table-cell table:formula="of:=RANDBETWEEN(2;10)" office:value-type="float" office:value="9">
            <text:p>9</text:p>
          </table:table-cell>
          <table:table-cell table:number-columns-repeated="2"/>
          <table:table-cell table:formula="of:=RANDBETWEEN(1;5)" office:value-type="float" office:value="1">
            <text:p>1</text:p>
          </table:table-cell>
          <table:table-cell/>
          <table:table-cell office:value-type="float" office:value="37.35690229">
            <text:p>37.35690229</text:p>
          </table:table-cell>
          <table:table-cell office:value-type="float" office:value="-121.98618559">
            <text:p>-121.98618559</text:p>
          </table:table-cell>
          <table:table-cell table:formula="of:=RANDBETWEEN(1;5)" office:value-type="float" office:value="1">
            <text:p>1</text:p>
          </table:table-cell>
          <table:table-cell table:formula="of:=RANDBETWEEN(2;10)" office:value-type="float" office:value="8">
            <text:p>8</text:p>
          </table:table-cell>
          <table:table-cell table:formula="of:=CONCATENATE(&quot;('&quot;;[.A27];&quot;','&quot;;[.B27];&quot;',&quot;;[.D27];&quot;,&quot;;[.E27];&quot;,NOW(),NOW(),&quot;;[.H27];&quot;,'&quot;;[.C27];&quot;',&quot;;[.J27];&quot;,&quot;;[.K27];&quot;,&quot;;[.L27];&quot;,&quot;;[.M27];&quot;),&quot;)" office:value-type="string" office:string-value="('nec, leo. Morbi neque','Nulla facilisi. Sed',18,9,NOW(),NOW(),1,'2015-09-26 03:07:34',37.35690229,-121.98618559,1,8),">
            <text:p>('nec, leo. Morbi neque','Nulla facilisi. Sed',18,9,NOW(),NOW(),1,'2015-09-26 03:07:34',37.35690229,-121.98618559,1,8),</text:p>
          </table:table-cell>
        </table:table-row>
        <table:table-row table:style-name="ro1">
          <table:table-cell office:value-type="string">
            <text:p>Sed nunc est, mollis non,</text:p>
          </table:table-cell>
          <table:table-cell office:value-type="string">
            <text:p>Donec elementum, lorem ut aliquam iaculis, lacus pede sagittis augue, eu tempor erat neque non quam.</text:p>
          </table:table-cell>
          <table:table-cell office:value-type="string">
            <text:p>2015-09-10 15:52:00</text:p>
          </table:table-cell>
          <table:table-cell table:formula="of:=RANDBETWEEN(4;25)" office:value-type="float" office:value="22">
            <text:p>22</text:p>
          </table:table-cell>
          <table:table-cell table:formula="of:=RANDBETWEEN(2;10)" office:value-type="float" office:value="2">
            <text:p>2</text:p>
          </table:table-cell>
          <table:table-cell table:number-columns-repeated="2"/>
          <table:table-cell table:formula="of:=RANDBETWEEN(1;5)" office:value-type="float" office:value="2">
            <text:p>2</text:p>
          </table:table-cell>
          <table:table-cell/>
          <table:table-cell office:value-type="float" office:value="37.38212721">
            <text:p>37.38212721</text:p>
          </table:table-cell>
          <table:table-cell office:value-type="float" office:value="-122.06855392">
            <text:p>-122.06855392</text:p>
          </table:table-cell>
          <table:table-cell table:formula="of:=RANDBETWEEN(1;5)" office:value-type="float" office:value="3">
            <text:p>3</text:p>
          </table:table-cell>
          <table:table-cell table:formula="of:=RANDBETWEEN(2;10)" office:value-type="float" office:value="3">
            <text:p>3</text:p>
          </table:table-cell>
          <table:table-cell table:formula="of:=CONCATENATE(&quot;('&quot;;[.A28];&quot;','&quot;;[.B28];&quot;',&quot;;[.D28];&quot;,&quot;;[.E28];&quot;,NOW(),NOW(),&quot;;[.H28];&quot;,'&quot;;[.C28];&quot;',&quot;;[.J28];&quot;,&quot;;[.K28];&quot;,&quot;;[.L28];&quot;,&quot;;[.M28];&quot;),&quot;)" office:value-type="string" office:string-value="('Sed nunc est, mollis non,','Donec elementum, lorem ut aliquam iaculis, lacus pede sagittis augue, eu tempor erat neque non quam.',22,2,NOW(),NOW(),2,'2015-09-10 15:52:00',37.38212721,-122.06855392,3,3),">
            <text:p>('Sed nunc est, mollis non,','Donec elementum, lorem ut aliquam iaculis, lacus pede sagittis augue, eu tempor erat neque non quam.',22,2,NOW(),NOW(),2,'2015-09-10 15:52:00',37.38212721,-122.06855392,3,3),</text:p>
          </table:table-cell>
        </table:table-row>
        <table:table-row table:style-name="ro1">
          <table:table-cell office:value-type="string">
            <text:p>sem elit, pharetra</text:p>
          </table:table-cell>
          <table:table-cell office:value-type="string">
            <text:p>Cras lorem lorem, luctus ut, pellentesque eget, dictum placerat, augue. Sed molestie. Sed</text:p>
          </table:table-cell>
          <table:table-cell office:value-type="string">
            <text:p>2015-09-12 17:28:41</text:p>
          </table:table-cell>
          <table:table-cell table:formula="of:=RANDBETWEEN(4;25)" office:value-type="float" office:value="12">
            <text:p>12</text:p>
          </table:table-cell>
          <table:table-cell table:formula="of:=RANDBETWEEN(2;10)" office:value-type="float" office:value="8">
            <text:p>8</text:p>
          </table:table-cell>
          <table:table-cell table:number-columns-repeated="2"/>
          <table:table-cell table:formula="of:=RANDBETWEEN(1;5)" office:value-type="float" office:value="1">
            <text:p>1</text:p>
          </table:table-cell>
          <table:table-cell/>
          <table:table-cell office:value-type="float" office:value="37.41387243">
            <text:p>37.41387243</text:p>
          </table:table-cell>
          <table:table-cell office:value-type="float" office:value="-121.9054027">
            <text:p>-121.9054027</text:p>
          </table:table-cell>
          <table:table-cell table:formula="of:=RANDBETWEEN(1;5)" office:value-type="float" office:value="2">
            <text:p>2</text:p>
          </table:table-cell>
          <table:table-cell table:formula="of:=RANDBETWEEN(2;10)" office:value-type="float" office:value="9">
            <text:p>9</text:p>
          </table:table-cell>
          <table:table-cell table:formula="of:=CONCATENATE(&quot;('&quot;;[.A29];&quot;','&quot;;[.B29];&quot;',&quot;;[.D29];&quot;,&quot;;[.E29];&quot;,NOW(),NOW(),&quot;;[.H29];&quot;,'&quot;;[.C29];&quot;',&quot;;[.J29];&quot;,&quot;;[.K29];&quot;,&quot;;[.L29];&quot;,&quot;;[.M29];&quot;),&quot;)" office:value-type="string" office:string-value="('sem elit, pharetra','Cras lorem lorem, luctus ut, pellentesque eget, dictum placerat, augue. Sed molestie. Sed',12,8,NOW(),NOW(),1,'2015-09-12 17:28:41',37.41387243,-121.9054027,2,9),">
            <text:p>('sem elit, pharetra','Cras lorem lorem, luctus ut, pellentesque eget, dictum placerat, augue. Sed molestie. Sed',12,8,NOW(),NOW(),1,'2015-09-12 17:28:41',37.41387243,-121.9054027,2,9),</text:p>
          </table:table-cell>
        </table:table-row>
      </table:table>
      <table:table table:name="shops" table:style-name="ta1" table:print="false">
        <table:table-column table:style-name="co2" table:number-columns-repeated="2" table:default-cell-style-name="Default"/>
        <table:table-row table:style-name="ro1">
          <table:table-cell table:formula="of:=RANDBETWEEN(1;10)" office:value-type="float" office:value="10">
            <text:p>10</text:p>
          </table:table-cell>
          <table:table-cell office:value-type="string">
            <text:p>Shad</text:p>
          </table:table-cell>
        </table:table-row>
        <table:table-row table:style-name="ro1">
          <table:table-cell table:formula="of:=RANDBETWEEN(1;10)" office:value-type="float" office:value="10">
            <text:p>10</text:p>
          </table:table-cell>
          <table:table-cell office:value-type="string">
            <text:p>Reagan</text:p>
          </table:table-cell>
        </table:table-row>
        <table:table-row table:style-name="ro1">
          <table:table-cell table:formula="of:=RANDBETWEEN(1;10)" office:value-type="float" office:value="9">
            <text:p>9</text:p>
          </table:table-cell>
          <table:table-cell office:value-type="string">
            <text:p>Samantha</text:p>
          </table:table-cell>
        </table:table-row>
        <table:table-row table:style-name="ro1">
          <table:table-cell table:formula="of:=RANDBETWEEN(1;10)" office:value-type="float" office:value="2">
            <text:p>2</text:p>
          </table:table-cell>
          <table:table-cell office:value-type="string">
            <text:p>Gabriel</text:p>
          </table:table-cell>
        </table:table-row>
        <table:table-row table:style-name="ro1">
          <table:table-cell table:formula="of:=RANDBETWEEN(1;10)" office:value-type="float" office:value="7">
            <text:p>7</text:p>
          </table:table-cell>
          <table:table-cell office:value-type="string">
            <text:p>Barrett</text:p>
          </table:table-cell>
        </table:table-row>
        <table:table-row table:style-name="ro1">
          <table:table-cell table:formula="of:=RANDBETWEEN(1;10)" office:value-type="float" office:value="9">
            <text:p>9</text:p>
          </table:table-cell>
          <table:table-cell office:value-type="string">
            <text:p>Natalie</text:p>
          </table:table-cell>
        </table:table-row>
        <table:table-row table:style-name="ro1">
          <table:table-cell table:formula="of:=RANDBETWEEN(1;10)" office:value-type="float" office:value="7">
            <text:p>7</text:p>
          </table:table-cell>
          <table:table-cell office:value-type="string">
            <text:p>Kylie</text:p>
          </table:table-cell>
        </table:table-row>
        <table:table-row table:style-name="ro1">
          <table:table-cell table:formula="of:=RANDBETWEEN(1;10)" office:value-type="float" office:value="4">
            <text:p>4</text:p>
          </table:table-cell>
          <table:table-cell office:value-type="string">
            <text:p>Dennis</text:p>
          </table:table-cell>
        </table:table-row>
        <table:table-row table:style-name="ro1">
          <table:table-cell table:formula="of:=RANDBETWEEN(1;10)" office:value-type="float" office:value="7">
            <text:p>7</text:p>
          </table:table-cell>
          <table:table-cell office:value-type="string">
            <text:p>Noelle</text:p>
          </table:table-cell>
        </table:table-row>
        <table:table-row table:style-name="ro1">
          <table:table-cell table:formula="of:=RANDBETWEEN(1;10)" office:value-type="float" office:value="10">
            <text:p>10</text:p>
          </table:table-cell>
          <table:table-cell office:value-type="string">
            <text:p>Wang</text:p>
          </table:table-cell>
        </table:table-row>
        <table:table-row table:style-name="ro1">
          <table:table-cell table:formula="of:=RANDBETWEEN(1;10)" office:value-type="float" office:value="8">
            <text:p>8</text:p>
          </table:table-cell>
          <table:table-cell office:value-type="string">
            <text:p>Isaiah</text:p>
          </table:table-cell>
        </table:table-row>
        <table:table-row table:style-name="ro1">
          <table:table-cell table:formula="of:=RANDBETWEEN(1;10)" office:value-type="float" office:value="2">
            <text:p>2</text:p>
          </table:table-cell>
          <table:table-cell office:value-type="string">
            <text:p>Kameko</text:p>
          </table:table-cell>
        </table:table-row>
        <table:table-row table:style-name="ro1">
          <table:table-cell table:formula="of:=RANDBETWEEN(1;10)" office:value-type="float" office:value="6">
            <text:p>6</text:p>
          </table:table-cell>
          <table:table-cell office:value-type="string">
            <text:p>Florence</text:p>
          </table:table-cell>
        </table:table-row>
        <table:table-row table:style-name="ro1">
          <table:table-cell table:formula="of:=RANDBETWEEN(1;10)" office:value-type="float" office:value="8">
            <text:p>8</text:p>
          </table:table-cell>
          <table:table-cell office:value-type="string">
            <text:p>Zeph</text:p>
          </table:table-cell>
        </table:table-row>
        <table:table-row table:style-name="ro1">
          <table:table-cell table:formula="of:=RANDBETWEEN(1;10)" office:value-type="float" office:value="6">
            <text:p>6</text:p>
          </table:table-cell>
          <table:table-cell office:value-type="string">
            <text:p>Kitra</text:p>
          </table:table-cell>
        </table:table-row>
        <table:table-row table:style-name="ro1">
          <table:table-cell table:formula="of:=RANDBETWEEN(1;10)" office:value-type="float" office:value="9">
            <text:p>9</text:p>
          </table:table-cell>
          <table:table-cell office:value-type="string">
            <text:p>Dexter</text:p>
          </table:table-cell>
        </table:table-row>
        <table:table-row table:style-name="ro1">
          <table:table-cell table:formula="of:=RANDBETWEEN(1;10)" office:value-type="float" office:value="10">
            <text:p>10</text:p>
          </table:table-cell>
          <table:table-cell office:value-type="string">
            <text:p>Larissa</text:p>
          </table:table-cell>
        </table:table-row>
        <table:table-row table:style-name="ro1">
          <table:table-cell table:formula="of:=RANDBETWEEN(1;10)" office:value-type="float" office:value="1">
            <text:p>1</text:p>
          </table:table-cell>
          <table:table-cell office:value-type="string">
            <text:p>Genevieve</text:p>
          </table:table-cell>
        </table:table-row>
        <table:table-row table:style-name="ro1">
          <table:table-cell table:formula="of:=RANDBETWEEN(1;10)" office:value-type="float" office:value="5">
            <text:p>5</text:p>
          </table:table-cell>
          <table:table-cell office:value-type="string">
            <text:p>Jescie</text:p>
          </table:table-cell>
        </table:table-row>
        <table:table-row table:style-name="ro1">
          <table:table-cell table:formula="of:=RANDBETWEEN(1;10)" office:value-type="float" office:value="10">
            <text:p>10</text:p>
          </table:table-cell>
          <table:table-cell office:value-type="string">
            <text:p>Graha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9/02/2015</text:date>, <text:time>23:0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ke Lee</meta:initial-creator>
    <meta:creation-date>2015-09-02T22:10:25</meta:creation-date>
    <dc:date>2015-09-02T23:05:59</dc:date>
    <dc:creator>Ike Lee</dc:creator>
    <meta:editing-duration>PT40M14S</meta:editing-duration>
    <meta:editing-cycles>4</meta:editing-cycles>
    <meta:generator>OpenOffice/4.1.1$Unix OpenOffice.org_project/411m6$Build-9775</meta:generator>
    <meta:document-statistic meta:table-count="3" meta:cell-count="617" meta:object-count="0"/>
    <meta:user-defined meta:name=""/>
  </office:meta>
</office:document-meta>
</file>